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2" style:parent-style-name="Fuentedepárrafopredeter." style:family="text">
      <style:text-properties fo:font-weight="bold" style:font-weight-asian="bold"/>
    </style:style>
    <style:style style:name="T3" style:parent-style-name="Fuentedepárrafopredeter." style:family="text">
      <style:text-properties fo:font-weight="bold" style:font-weight-asian="bold"/>
    </style:style>
    <style:style style:name="P4" style:parent-style-name="Standard" style:family="paragraph">
      <style:text-properties fo:font-weight="bold" style:font-weight-asian="bold"/>
    </style:style>
    <style:style style:name="T5" style:parent-style-name="Fuentedepárrafopredeter." style:family="text">
      <style:text-properties fo:font-weight="bold" style:font-weight-asian="bold"/>
    </style:style>
    <style:style style:name="P6" style:parent-style-name="Standard" style:family="paragraph"/>
    <style:style style:name="P7" style:parent-style-name="Standard" style:family="paragraph"/>
    <style:style style:name="P8" style:parent-style-name="Standard" style:family="paragraph"/>
    <style:style style:name="P9" style:parent-style-name="Standard" style:family="paragraph"/>
    <style:style style:name="P10" style:parent-style-name="Standard" style:family="paragraph"/>
    <style:style style:name="P11" style:parent-style-name="Standard" style:family="paragraph"/>
    <style:style style:name="P12" style:parent-style-name="Standard" style:family="paragraph"/>
    <style:style style:name="P13" style:parent-style-name="Standard" style:family="paragraph">
      <style:paragraph-properties fo:margin-left="0.5in">
        <style:tab-stops/>
      </style:paragraph-properties>
    </style:style>
    <style:style style:name="T14" style:parent-style-name="Fuentedepárrafopredeter." style:family="text">
      <style:text-properties fo:font-weight="bold" style:font-weight-asian="bold"/>
    </style:style>
    <style:style style:name="P15" style:parent-style-name="Standard" style:family="paragraph">
      <style:text-properties fo:background-color="#FFD966"/>
    </style:style>
    <style:style style:name="T16" style:parent-style-name="Fuentedepárrafopredeter." style:family="text">
      <style:text-properties fo:font-weight="bold" style:font-weight-asian="bold"/>
    </style:style>
    <style:style style:name="T17" style:parent-style-name="Fuentedepárrafopredeter." style:family="text">
      <style:text-properties fo:font-weight="bold" style:font-weight-asian="bold"/>
    </style:style>
    <style:style style:name="P18" style:parent-style-name="Standard" style:family="paragraph">
      <style:paragraph-properties fo:margin-left="0.5972in" fo:text-indent="-0.25in">
        <style:tab-stops/>
      </style:paragraph-properties>
    </style:style>
    <style:style style:name="T19" style:parent-style-name="Fuentedepárrafopredeter." style:family="text">
      <style:text-properties fo:font-weight="bold" style:font-weight-asian="bold"/>
    </style:style>
    <style:style style:name="T20" style:parent-style-name="Fuentedepárrafopredeter." style:family="text">
      <style:text-properties style:font-name="Times New Roman" style:font-name-asian="Times New Roman" style:font-name-complex="Times New Roman" fo:font-size="7pt" style:font-size-asian="7pt" style:font-size-complex="7pt"/>
    </style:style>
    <style:style style:name="T21" style:parent-style-name="Fuentedepárrafopredeter." style:family="text">
      <style:text-properties style:font-name="Times New Roman" style:font-name-asian="Times New Roman" style:font-name-complex="Times New Roman" fo:font-size="7pt" style:font-size-asian="7pt" style:font-size-complex="7pt"/>
    </style:style>
    <style:style style:name="T22" style:parent-style-name="Fuentedepárrafopredeter." style:family="text">
      <style:text-properties fo:font-weight="bold" style:font-weight-asian="bold"/>
    </style:style>
    <style:style style:name="T23" style:parent-style-name="Fuentedepárrafopredeter." style:family="text">
      <style:text-properties fo:font-weight="bold" style:font-weight-asian="bold"/>
    </style:style>
    <style:style style:name="T24" style:parent-style-name="Fuentedepárrafopredeter." style:family="text">
      <style:text-properties fo:font-weight="bold" style:font-weight-asian="bold"/>
    </style:style>
    <style:style style:name="T25" style:parent-style-name="Fuentedepárrafopredeter." style:family="text">
      <style:text-properties fo:font-weight="bold" style:font-weight-asian="bold"/>
    </style:style>
    <style:style style:name="T26" style:parent-style-name="Fuentedepárrafopredeter." style:family="text">
      <style:text-properties fo:font-weight="bold" style:font-weight-asian="bold"/>
    </style:style>
    <style:style style:name="T27" style:parent-style-name="Fuentedepárrafopredeter." style:family="text">
      <style:text-properties fo:font-weight="bold" style:font-weight-asian="bold"/>
    </style:style>
    <style:style style:name="T28" style:parent-style-name="Fuentedepárrafopredeter." style:family="text">
      <style:text-properties fo:font-weight="bold" style:font-weight-asian="bold"/>
    </style:style>
    <style:style style:name="T29" style:parent-style-name="Fuentedepárrafopredeter." style:family="text">
      <style:text-properties fo:font-weight="bold" style:font-weight-asian="bold"/>
    </style:style>
    <style:style style:name="T30" style:parent-style-name="Fuentedepárrafopredeter." style:family="text">
      <style:text-properties fo:font-weight="bold" style:font-weight-asian="bold"/>
    </style:style>
    <style:style style:name="T31" style:parent-style-name="Fuentedepárrafopredeter." style:family="text">
      <style:text-properties fo:font-weight="bold" style:font-weight-asian="bold"/>
    </style:style>
    <style:style style:name="T32" style:parent-style-name="Fuentedepárrafopredeter." style:family="text">
      <style:text-properties fo:font-weight="bold" style:font-weight-asian="bold"/>
    </style:style>
    <style:style style:name="T33" style:parent-style-name="Fuentedepárrafopredeter." style:family="text">
      <style:text-properties fo:font-weight="bold" style:font-weight-asian="bold"/>
    </style:style>
    <style:style style:name="T34" style:parent-style-name="Fuentedepárrafopredeter." style:family="text">
      <style:text-properties fo:font-weight="bold" style:font-weight-asian="bold"/>
    </style:style>
    <style:style style:name="T35" style:parent-style-name="Fuentedepárrafopredeter." style:family="text">
      <style:text-properties fo:font-weight="bold" style:font-weight-asian="bold"/>
    </style:style>
    <style:style style:name="T36" style:parent-style-name="Fuentedepárrafopredeter." style:family="text">
      <style:text-properties fo:font-weight="bold" style:font-weight-asian="bold"/>
    </style:style>
    <style:style style:name="T37" style:parent-style-name="Fuentedepárrafopredeter." style:family="text">
      <style:text-properties fo:font-weight="bold" style:font-weight-asian="bold"/>
    </style:style>
    <style:style style:name="T38" style:parent-style-name="Fuentedepárrafopredeter." style:family="text">
      <style:text-properties fo:font-weight="bold" style:font-weight-asian="bold"/>
    </style:style>
    <style:style style:name="T39" style:parent-style-name="Fuentedepárrafopredeter." style:family="text">
      <style:text-properties fo:font-weight="bold" style:font-weight-asian="bold"/>
    </style:style>
    <style:style style:name="T40" style:parent-style-name="Fuentedepárrafopredeter." style:family="text">
      <style:text-properties fo:font-weight="bold" style:font-weight-asian="bold"/>
    </style:style>
    <style:style style:name="T41" style:parent-style-name="Fuentedepárrafopredeter." style:family="text">
      <style:text-properties fo:font-weight="bold" style:font-weight-asian="bold"/>
    </style:style>
    <style:style style:name="T42" style:parent-style-name="Fuentedepárrafopredeter." style:family="text">
      <style:text-properties fo:font-weight="bold" style:font-weight-asian="bold"/>
    </style:style>
    <style:style style:name="T43" style:parent-style-name="Fuentedepárrafopredeter." style:family="text">
      <style:text-properties fo:font-weight="bold" style:font-weight-asian="bold"/>
    </style:style>
    <style:style style:name="T44" style:parent-style-name="Fuentedepárrafopredeter." style:family="text">
      <style:text-properties fo:font-weight="bold" style:font-weight-asian="bold"/>
    </style:style>
    <style:style style:name="T45" style:parent-style-name="Fuentedepárrafopredeter." style:family="text">
      <style:text-properties fo:font-weight="bold" style:font-weight-asian="bold"/>
    </style:style>
    <style:style style:name="T46" style:parent-style-name="Fuentedepárrafopredeter." style:family="text">
      <style:text-properties fo:font-weight="bold" style:font-weight-asian="bold"/>
    </style:style>
    <style:style style:name="T47" style:parent-style-name="Fuentedepárrafopredeter." style:family="text">
      <style:text-properties fo:font-weight="bold" style:font-weight-asian="bold"/>
    </style:style>
    <style:style style:name="T48" style:parent-style-name="Fuentedepárrafopredeter." style:family="text">
      <style:text-properties fo:font-weight="bold" style:font-weight-asian="bold"/>
    </style:style>
    <style:style style:name="T49" style:parent-style-name="Fuentedepárrafopredeter." style:family="text">
      <style:text-properties fo:font-weight="bold" style:font-weight-asian="bold"/>
    </style:style>
    <style:style style:name="T50" style:parent-style-name="Fuentedepárrafopredeter." style:family="text">
      <style:text-properties fo:font-weight="bold" style:font-weight-asian="bold"/>
    </style:style>
    <style:style style:name="T51" style:parent-style-name="Fuentedepárrafopredeter." style:family="text">
      <style:text-properties fo:font-weight="bold" style:font-weight-asian="bold"/>
    </style:style>
    <style:style style:name="T52" style:parent-style-name="Fuentedepárrafopredeter." style:family="text">
      <style:text-properties fo:font-weight="bold" style:font-weight-asian="bold"/>
    </style:style>
    <style:style style:name="T53" style:parent-style-name="Fuentedepárrafopredeter." style:family="text">
      <style:text-properties fo:font-weight="bold" style:font-weight-asian="bold"/>
    </style:style>
    <style:style style:name="T54" style:parent-style-name="Fuentedepárrafopredeter." style:family="text">
      <style:text-properties fo:font-weight="bold" style:font-weight-asian="bold"/>
    </style:style>
    <style:style style:name="T55" style:parent-style-name="Fuentedepárrafopredeter." style:family="text">
      <style:text-properties fo:font-weight="bold" style:font-weight-asian="bold"/>
    </style:style>
    <style:style style:name="T56" style:parent-style-name="Fuentedepárrafopredeter." style:family="text">
      <style:text-properties fo:font-weight="bold" style:font-weight-asian="bold"/>
    </style:style>
    <style:style style:name="T57" style:parent-style-name="Fuentedepárrafopredeter." style:family="text">
      <style:text-properties fo:font-weight="bold" style:font-weight-asian="bold"/>
    </style:style>
    <style:style style:name="T58" style:parent-style-name="Fuentedepárrafopredeter." style:family="text">
      <style:text-properties fo:font-weight="bold" style:font-weight-asian="bold"/>
    </style:style>
    <style:style style:name="T59" style:parent-style-name="Fuentedepárrafopredeter." style:family="text">
      <style:text-properties fo:font-weight="bold" style:font-weight-asian="bold"/>
    </style:style>
    <style:style style:name="T60" style:parent-style-name="Fuentedepárrafopredeter." style:family="text">
      <style:text-properties fo:font-weight="bold" style:font-weight-asian="bold"/>
    </style:style>
    <style:style style:name="T61" style:parent-style-name="Fuentedepárrafopredeter." style:family="text">
      <style:text-properties fo:font-weight="bold" style:font-weight-asian="bold"/>
    </style:style>
    <style:style style:name="T62" style:parent-style-name="Fuentedepárrafopredeter." style:family="text">
      <style:text-properties fo:font-weight="bold" style:font-weight-asian="bold"/>
    </style:style>
    <style:style style:name="T63" style:parent-style-name="Fuentedepárrafopredeter." style:family="text">
      <style:text-properties fo:font-weight="bold" style:font-weight-asian="bold"/>
    </style:style>
    <style:style style:name="T64" style:parent-style-name="Fuentedepárrafopredeter." style:family="text">
      <style:text-properties fo:font-weight="bold" style:font-weight-asian="bold"/>
    </style:style>
    <style:style style:name="T65" style:parent-style-name="Fuentedepárrafopredeter." style:family="text">
      <style:text-properties fo:font-weight="bold" style:font-weight-asian="bold"/>
    </style:style>
    <style:style style:name="T66" style:parent-style-name="Fuentedepárrafopredeter." style:family="text">
      <style:text-properties fo:font-weight="bold" style:font-weight-asian="bold"/>
    </style:style>
    <style:style style:name="T67" style:parent-style-name="Fuentedepárrafopredeter." style:family="text">
      <style:text-properties fo:font-weight="bold" style:font-weight-asian="bold"/>
    </style:style>
    <style:style style:name="P68" style:parent-style-name="Standard" style:family="paragraph">
      <style:paragraph-properties fo:margin-left="1in">
        <style:tab-stops/>
      </style:paragraph-properties>
    </style:style>
    <style:style style:name="P69" style:parent-style-name="Standard" style:family="paragraph">
      <style:paragraph-properties fo:margin-left="1in">
        <style:tab-stops/>
      </style:paragraph-properties>
    </style:style>
    <style:style style:name="T70" style:parent-style-name="Fuentedepárrafopredeter." style:family="text">
      <style:text-properties fo:font-weight="bold" style:font-weight-asian="bold"/>
    </style:style>
    <style:style style:name="P71" style:parent-style-name="Standard" style:family="paragraph">
      <style:paragraph-properties fo:text-align="justify" fo:margin-top="0.1666in" fo:margin-bottom="0.1388in" fo:line-height="100%"/>
    </style:style>
    <style:style style:name="T72" style:parent-style-name="Fuentedepárrafopredeter." style:family="text">
      <style:text-properties fo:font-size="12pt" style:font-size-asian="12pt" style:font-size-complex="12pt" fo:background-color="#FFFFFF"/>
    </style:style>
    <style:style style:name="P73" style:parent-style-name="Standard" style:family="paragraph">
      <style:paragraph-properties fo:text-align="justify" fo:margin-top="0.1666in" fo:margin-bottom="0.1388in" fo:line-height="100%"/>
    </style:style>
    <style:style style:name="T74" style:parent-style-name="Fuentedepárrafopredeter." style:family="text">
      <style:text-properties fo:font-size="12pt" style:font-size-asian="12pt" style:font-size-complex="12pt" fo:background-color="#FFFFFF"/>
    </style:style>
    <style:style style:name="T75" style:parent-style-name="Fuentedepárrafopredeter." style:family="text">
      <style:text-properties fo:font-size="12pt" style:font-size-asian="12pt" style:font-size-complex="12pt" fo:background-color="#FFFFFF"/>
    </style:style>
    <style:style style:name="P76" style:parent-style-name="Standard" style:family="paragraph">
      <style:paragraph-properties fo:text-align="justify" fo:margin-top="0.1666in" fo:margin-bottom="0.1388in" fo:line-height="100%"/>
    </style:style>
    <style:style style:name="T77" style:parent-style-name="Fuentedepárrafopredeter." style:family="text">
      <style:text-properties fo:font-size="12pt" style:font-size-asian="12pt" style:font-size-complex="12pt" fo:background-color="#FFFFFF"/>
    </style:style>
    <style:style style:name="T78" style:parent-style-name="Fuentedepárrafopredeter." style:family="text">
      <style:text-properties fo:font-size="12pt" style:font-size-asian="12pt" style:font-size-complex="12pt"/>
    </style:style>
    <style:style style:name="P79" style:parent-style-name="Standard" style:family="paragraph">
      <style:paragraph-properties fo:text-align="justify" fo:margin-top="0.1666in" fo:margin-bottom="0.1388in" fo:line-height="100%"/>
    </style:style>
    <style:style style:name="T80" style:parent-style-name="Fuentedepárrafopredeter." style:family="text">
      <style:text-properties fo:font-size="12pt" style:font-size-asian="12pt" style:font-size-complex="12pt"/>
    </style:style>
    <style:style style:name="T81" style:parent-style-name="Fuentedepárrafopredeter." style:family="text">
      <style:text-properties fo:font-size="12pt" style:font-size-asian="12pt" style:font-size-complex="12pt"/>
    </style:style>
    <style:style style:name="P82" style:parent-style-name="Standard" style:family="paragraph">
      <style:paragraph-properties fo:text-align="justify" fo:margin-top="0.1666in" fo:margin-bottom="0.1388in" fo:line-height="100%"/>
    </style:style>
    <style:style style:name="T83" style:parent-style-name="Fuentedepárrafopredeter." style:family="text">
      <style:text-properties fo:font-size="12pt" style:font-size-asian="12pt" style:font-size-complex="12pt"/>
    </style:style>
    <style:style style:name="P84" style:parent-style-name="Standard" style:family="paragraph">
      <style:paragraph-properties fo:text-align="justify" fo:margin-top="0.1666in" fo:margin-bottom="0.1388in" fo:line-height="100%"/>
    </style:style>
    <style:style style:name="T85" style:parent-style-name="Fuentedepárrafopredeter." style:family="text">
      <style:text-properties fo:font-weight="bold" style:font-weight-asian="bold" fo:font-size="12pt" style:font-size-asian="12pt" style:font-size-complex="12pt"/>
    </style:style>
    <style:style style:name="P86" style:parent-style-name="Standard" style:family="paragraph">
      <style:paragraph-properties fo:text-align="justify" fo:margin-top="0.1666in" fo:margin-bottom="0.1388in" fo:line-height="100%"/>
    </style:style>
    <style:style style:name="T87" style:parent-style-name="Fuentedepárrafopredeter." style:family="text">
      <style:text-properties fo:font-style="italic" style:font-style-asian="italic" fo:font-size="12pt" style:font-size-asian="12pt" style:font-size-complex="12pt"/>
    </style:style>
    <style:style style:name="P88" style:parent-style-name="Standard" style:family="paragraph">
      <style:paragraph-properties fo:text-align="justify" fo:margin-top="0.1666in" fo:margin-bottom="0.1388in" fo:line-height="100%"/>
    </style:style>
    <style:style style:name="T89" style:parent-style-name="Fuentedepárrafopredeter." style:family="text">
      <style:text-properties fo:font-size="12pt" style:font-size-asian="12pt" style:font-size-complex="12pt"/>
    </style:style>
    <style:style style:name="T90" style:parent-style-name="Fuentedepárrafopredeter." style:family="text">
      <style:text-properties fo:font-size="12pt" style:font-size-asian="12pt" style:font-size-complex="12pt"/>
    </style:style>
    <style:style style:name="T91" style:parent-style-name="Fuentedepárrafopredeter." style:family="text">
      <style:text-properties fo:font-size="12pt" style:font-size-asian="12pt" style:font-size-complex="12pt"/>
    </style:style>
    <style:style style:name="P92" style:parent-style-name="Standard" style:family="paragraph">
      <style:paragraph-properties fo:text-align="justify" fo:margin-top="0.1666in" fo:margin-bottom="0.1388in" fo:line-height="100%"/>
    </style:style>
    <style:style style:name="T93" style:parent-style-name="Fuentedepárrafopredeter." style:family="text">
      <style:text-properties fo:font-weight="bold" style:font-weight-asian="bold" fo:font-size="12pt" style:font-size-asian="12pt" style:font-size-complex="12pt"/>
    </style:style>
    <style:style style:name="P94" style:parent-style-name="Standard" style:family="paragraph">
      <style:paragraph-properties fo:text-align="justify" fo:margin-top="0.1666in" fo:margin-bottom="0.1388in" fo:line-height="100%"/>
    </style:style>
    <style:style style:name="T95" style:parent-style-name="Fuentedepárrafopredeter." style:family="text">
      <style:text-properties fo:font-size="12pt" style:font-size-asian="12pt" style:font-size-complex="12pt"/>
    </style:style>
    <style:style style:name="T96" style:parent-style-name="Fuentedepárrafopredeter." style:family="text">
      <style:text-properties fo:font-size="12pt" style:font-size-asian="12pt" style:font-size-complex="12pt"/>
    </style:style>
    <style:style style:name="P97" style:parent-style-name="Standard" style:family="paragraph">
      <style:paragraph-properties fo:text-align="justify" fo:margin-top="0.1666in" fo:margin-bottom="0.1388in" fo:line-height="100%"/>
    </style:style>
    <style:style style:name="T98" style:parent-style-name="Fuentedepárrafopredeter." style:family="text">
      <style:text-properties fo:font-weight="bold" style:font-weight-asian="bold" fo:font-size="12pt" style:font-size-asian="12pt" style:font-size-complex="12pt"/>
    </style:style>
    <style:style style:name="P99" style:parent-style-name="Standard" style:family="paragraph">
      <style:paragraph-properties fo:text-align="justify" fo:margin-top="0.1666in" fo:margin-bottom="0.1388in" fo:line-height="100%"/>
    </style:style>
    <style:style style:name="T100" style:parent-style-name="Fuentedepárrafopredeter." style:family="text">
      <style:text-properties fo:font-style="italic" style:font-style-asian="italic" fo:font-size="12pt" style:font-size-asian="12pt" style:font-size-complex="12pt"/>
    </style:style>
    <style:style style:name="P101" style:parent-style-name="Standard" style:family="paragraph">
      <style:paragraph-properties fo:text-align="justify" fo:margin-top="0.1666in" fo:margin-bottom="0.1388in" fo:line-height="100%"/>
    </style:style>
    <style:style style:name="T102" style:parent-style-name="Fuentedepárrafopredeter." style:family="text">
      <style:text-properties fo:font-size="12pt" style:font-size-asian="12pt" style:font-size-complex="12pt"/>
    </style:style>
    <style:style style:name="P103" style:parent-style-name="Standard" style:family="paragraph">
      <style:paragraph-properties fo:text-align="justify" fo:margin-top="0.1666in" fo:margin-bottom="0.1388in" fo:line-height="100%"/>
    </style:style>
    <style:style style:name="T104" style:parent-style-name="Fuentedepárrafopredeter." style:family="text">
      <style:text-properties fo:font-weight="bold" style:font-weight-asian="bold" fo:font-size="12pt" style:font-size-asian="12pt" style:font-size-complex="12pt"/>
    </style:style>
    <style:style style:name="T105" style:parent-style-name="Fuentedepárrafopredeter." style:family="text">
      <style:text-properties fo:font-weight="bold" style:font-weight-asian="bold" fo:font-size="12pt" style:font-size-asian="12pt" style:font-size-complex="12pt"/>
    </style:style>
    <style:style style:name="P106" style:parent-style-name="Standard" style:family="paragraph">
      <style:paragraph-properties fo:text-align="justify" fo:margin-top="0.1666in" fo:margin-bottom="0.1388in" fo:line-height="100%"/>
    </style:style>
    <style:style style:name="T107" style:parent-style-name="Fuentedepárrafopredeter." style:family="text">
      <style:text-properties fo:font-style="italic" style:font-style-asian="italic" fo:font-size="12pt" style:font-size-asian="12pt" style:font-size-complex="12pt"/>
    </style:style>
    <style:style style:name="P108" style:parent-style-name="Standard" style:family="paragraph">
      <style:paragraph-properties fo:text-align="justify" fo:margin-top="0.1666in" fo:margin-bottom="0.1388in" fo:line-height="100%"/>
    </style:style>
    <style:style style:name="T109" style:parent-style-name="Fuentedepárrafopredeter." style:family="text">
      <style:text-properties fo:font-size="12pt" style:font-size-asian="12pt" style:font-size-complex="12pt"/>
    </style:style>
    <style:style style:name="P110" style:parent-style-name="Standard" style:family="paragraph">
      <style:paragraph-properties fo:text-align="justify" fo:margin-top="0.1666in" fo:margin-bottom="0.1388in" fo:line-height="100%"/>
    </style:style>
    <style:style style:name="T111" style:parent-style-name="Fuentedepárrafopredeter." style:family="text">
      <style:text-properties fo:font-weight="bold" style:font-weight-asian="bold" fo:font-size="12pt" style:font-size-asian="12pt" style:font-size-complex="12pt"/>
    </style:style>
    <style:style style:name="P112" style:parent-style-name="Standard" style:family="paragraph">
      <style:paragraph-properties fo:text-align="justify" fo:margin-top="0.1666in" fo:margin-bottom="0.1388in" fo:line-height="100%"/>
    </style:style>
    <style:style style:name="T113" style:parent-style-name="Fuentedepárrafopredeter." style:family="text">
      <style:text-properties fo:font-style="italic" style:font-style-asian="italic" fo:font-size="12pt" style:font-size-asian="12pt" style:font-size-complex="12pt"/>
    </style:style>
    <style:style style:name="T114" style:parent-style-name="Fuentedepárrafopredeter." style:family="text">
      <style:text-properties fo:font-style="italic" style:font-style-asian="italic" fo:font-size="12pt" style:font-size-asian="12pt" style:font-size-complex="12pt"/>
    </style:style>
    <style:style style:name="P115" style:parent-style-name="Standard" style:family="paragraph">
      <style:paragraph-properties fo:text-align="justify" fo:margin-top="0.1666in" fo:margin-bottom="0.1388in" fo:line-height="100%"/>
    </style:style>
    <style:style style:name="T116" style:parent-style-name="Fuentedepárrafopredeter." style:family="text">
      <style:text-properties fo:font-size="12pt" style:font-size-asian="12pt" style:font-size-complex="12pt"/>
    </style:style>
    <style:style style:name="P117" style:parent-style-name="Standard" style:family="paragraph">
      <style:paragraph-properties fo:text-align="justify" fo:margin-top="0.1666in" fo:margin-bottom="0.1388in" fo:line-height="100%"/>
    </style:style>
    <style:style style:name="T118" style:parent-style-name="Fuentedepárrafopredeter." style:family="text">
      <style:text-properties fo:font-weight="bold" style:font-weight-asian="bold" fo:font-size="12pt" style:font-size-asian="12pt" style:font-size-complex="12pt"/>
    </style:style>
    <style:style style:name="P119" style:parent-style-name="Standard" style:family="paragraph">
      <style:paragraph-properties fo:text-align="justify" fo:margin-top="0.1666in" fo:margin-bottom="0.1388in" fo:line-height="100%"/>
    </style:style>
    <style:style style:name="T120" style:parent-style-name="Fuentedepárrafopredeter." style:family="text">
      <style:text-properties fo:font-style="italic" style:font-style-asian="italic" fo:font-size="12pt" style:font-size-asian="12pt" style:font-size-complex="12pt"/>
    </style:style>
    <style:style style:name="P121" style:parent-style-name="Standard" style:family="paragraph">
      <style:paragraph-properties fo:text-align="justify" fo:margin-top="0.1666in" fo:margin-bottom="0.1388in" fo:line-height="100%"/>
    </style:style>
    <style:style style:name="T122" style:parent-style-name="Fuentedepárrafopredeter." style:family="text">
      <style:text-properties fo:font-size="12pt" style:font-size-asian="12pt" style:font-size-complex="12pt"/>
    </style:style>
    <style:style style:name="T123" style:parent-style-name="Fuentedepárrafopredeter." style:family="text">
      <style:text-properties fo:font-size="12pt" style:font-size-asian="12pt" style:font-size-complex="12pt"/>
    </style:style>
    <style:style style:name="T124" style:parent-style-name="Fuentedepárrafopredeter." style:family="text">
      <style:text-properties fo:font-size="12pt" style:font-size-asian="12pt" style:font-size-complex="12pt"/>
    </style:style>
    <style:style style:name="P125" style:parent-style-name="Standard" style:family="paragraph">
      <style:paragraph-properties fo:text-align="justify" fo:margin-top="0.1666in" fo:margin-bottom="0.1388in" fo:line-height="100%"/>
    </style:style>
    <style:style style:name="T126" style:parent-style-name="Fuentedepárrafopredeter." style:family="text">
      <style:text-properties fo:font-weight="bold" style:font-weight-asian="bold" fo:font-size="12pt" style:font-size-asian="12pt" style:font-size-complex="12pt"/>
    </style:style>
    <style:style style:name="P127" style:parent-style-name="Standard" style:family="paragraph">
      <style:paragraph-properties fo:text-align="justify" fo:margin-top="0.1666in" fo:margin-bottom="0.1388in" fo:line-height="100%"/>
    </style:style>
    <style:style style:name="T128" style:parent-style-name="Fuentedepárrafopredeter." style:family="text">
      <style:text-properties fo:font-style="italic" style:font-style-asian="italic" fo:font-size="12pt" style:font-size-asian="12pt" style:font-size-complex="12pt"/>
    </style:style>
    <style:style style:name="P129" style:parent-style-name="Standard" style:family="paragraph">
      <style:paragraph-properties fo:text-align="justify" fo:margin-top="0.1666in" fo:margin-bottom="0.1388in" fo:line-height="100%"/>
    </style:style>
    <style:style style:name="T130" style:parent-style-name="Fuentedepárrafopredeter." style:family="text">
      <style:text-properties fo:font-size="12pt" style:font-size-asian="12pt" style:font-size-complex="12pt"/>
    </style:style>
    <style:style style:name="P131" style:parent-style-name="Standard" style:family="paragraph">
      <style:paragraph-properties fo:text-align="justify" fo:margin-top="0.1666in" fo:margin-bottom="0.1388in" fo:line-height="100%"/>
    </style:style>
    <style:style style:name="T132" style:parent-style-name="Fuentedepárrafopredeter." style:family="text">
      <style:text-properties fo:font-size="12pt" style:font-size-asian="12pt" style:font-size-complex="12pt"/>
    </style:style>
    <style:style style:name="P133" style:parent-style-name="Standard" style:family="paragraph">
      <style:paragraph-properties fo:text-align="justify" fo:margin-top="0.1666in" fo:margin-bottom="0.1388in" fo:line-height="100%"/>
    </style:style>
    <style:style style:name="T134" style:parent-style-name="Fuentedepárrafopredeter." style:family="text">
      <style:text-properties fo:font-weight="bold" style:font-weight-asian="bold" fo:font-size="12pt" style:font-size-asian="12pt" style:font-size-complex="12pt"/>
    </style:style>
    <style:style style:name="T135" style:parent-style-name="Fuentedepárrafopredeter." style:family="text">
      <style:text-properties fo:font-weight="bold" style:font-weight-asian="bold" fo:font-size="12pt" style:font-size-asian="12pt" style:font-size-complex="12pt"/>
    </style:style>
    <style:style style:name="P136" style:parent-style-name="Standard" style:family="paragraph">
      <style:paragraph-properties fo:text-align="justify" fo:margin-top="0.1666in" fo:margin-bottom="0.1388in" fo:line-height="100%"/>
    </style:style>
    <style:style style:name="T137" style:parent-style-name="Fuentedepárrafopredeter." style:family="text">
      <style:text-properties fo:font-style="italic" style:font-style-asian="italic" fo:font-size="12pt" style:font-size-asian="12pt" style:font-size-complex="12pt"/>
    </style:style>
    <style:style style:name="P138" style:parent-style-name="Standard" style:family="paragraph">
      <style:paragraph-properties fo:text-align="justify" fo:margin-top="0.1666in" fo:margin-bottom="0.1388in" fo:line-height="100%"/>
    </style:style>
    <style:style style:name="T139" style:parent-style-name="Fuentedepárrafopredeter." style:family="text">
      <style:text-properties fo:font-size="12pt" style:font-size-asian="12pt" style:font-size-complex="12pt"/>
    </style:style>
    <style:style style:name="P140" style:parent-style-name="Standard" style:family="paragraph">
      <style:paragraph-properties fo:text-align="justify" fo:margin-top="0.1666in" fo:margin-bottom="0.1388in" fo:line-height="100%"/>
    </style:style>
    <style:style style:name="T141" style:parent-style-name="Fuentedepárrafopredeter." style:family="text">
      <style:text-properties fo:font-size="12pt" style:font-size-asian="12pt" style:font-size-complex="12pt"/>
    </style:style>
    <style:style style:name="T142" style:parent-style-name="Fuentedepárrafopredeter." style:family="text">
      <style:text-properties fo:font-size="12pt" style:font-size-asian="12pt" style:font-size-complex="12pt"/>
    </style:style>
    <style:style style:name="P143" style:parent-style-name="Standard" style:family="paragraph">
      <style:paragraph-properties fo:text-align="justify" fo:margin-top="0.1666in" fo:margin-bottom="0.1388in" fo:line-height="100%"/>
    </style:style>
    <style:style style:name="T144" style:parent-style-name="Fuentedepárrafopredeter." style:family="text">
      <style:text-properties fo:font-weight="bold" style:font-weight-asian="bold" fo:font-size="12pt" style:font-size-asian="12pt" style:font-size-complex="12pt"/>
    </style:style>
    <style:style style:name="P145" style:parent-style-name="Standard" style:family="paragraph">
      <style:paragraph-properties fo:text-align="justify" fo:margin-top="0.1666in" fo:margin-bottom="0.1388in" fo:line-height="100%"/>
    </style:style>
    <style:style style:name="T146" style:parent-style-name="Fuentedepárrafopredeter." style:family="text">
      <style:text-properties fo:font-style="italic" style:font-style-asian="italic" fo:font-size="12pt" style:font-size-asian="12pt" style:font-size-complex="12pt"/>
    </style:style>
    <style:style style:name="P147" style:parent-style-name="Standard" style:family="paragraph">
      <style:paragraph-properties fo:text-align="justify" fo:margin-top="0.1666in" fo:margin-bottom="0.1388in" fo:line-height="100%"/>
    </style:style>
    <style:style style:name="T148" style:parent-style-name="Fuentedepárrafopredeter." style:family="text">
      <style:text-properties fo:font-size="12pt" style:font-size-asian="12pt" style:font-size-complex="12pt"/>
    </style:style>
    <style:style style:name="T149" style:parent-style-name="Fuentedepárrafopredeter." style:family="text">
      <style:text-properties fo:font-size="12pt" style:font-size-asian="12pt" style:font-size-complex="12pt"/>
    </style:style>
    <style:style style:name="T150" style:parent-style-name="Fuentedepárrafopredeter." style:family="text">
      <style:text-properties fo:font-size="12pt" style:font-size-asian="12pt" style:font-size-complex="12pt" fo:background-color="#FFFFFF"/>
    </style:style>
    <style:style style:name="T151" style:parent-style-name="Fuentedepárrafopredeter." style:family="text">
      <style:text-properties fo:font-size="12pt" style:font-size-asian="12pt" style:font-size-complex="12pt" fo:background-color="#FFFFFF"/>
    </style:style>
    <style:style style:name="P152" style:parent-style-name="Standard" style:family="paragraph">
      <style:paragraph-properties fo:text-align="justify" fo:margin-top="0.1666in" fo:margin-bottom="0.1388in" fo:line-height="100%"/>
    </style:style>
    <style:style style:name="T153" style:parent-style-name="Fuentedepárrafopredeter." style:family="text">
      <style:text-properties fo:font-size="12pt" style:font-size-asian="12pt" style:font-size-complex="12pt" fo:background-color="#FFFFFF"/>
    </style:style>
    <style:style style:name="P154" style:parent-style-name="Standard" style:family="paragraph">
      <style:paragraph-properties fo:text-align="justify" fo:margin-top="0.1666in" fo:margin-bottom="0.1388in" fo:line-height="100%"/>
    </style:style>
    <style:style style:name="T155" style:parent-style-name="Fuentedepárrafopredeter." style:family="text">
      <style:text-properties fo:font-weight="bold" style:font-weight-asian="bold" fo:font-size="12pt" style:font-size-asian="12pt" style:font-size-complex="12pt"/>
    </style:style>
    <style:style style:name="P156" style:parent-style-name="Standard" style:family="paragraph">
      <style:paragraph-properties fo:text-align="justify" fo:margin-top="0.1666in" fo:margin-bottom="0.1388in" fo:line-height="100%"/>
    </style:style>
    <style:style style:name="T157" style:parent-style-name="Fuentedepárrafopredeter." style:family="text">
      <style:text-properties fo:font-style="italic" style:font-style-asian="italic" fo:font-size="12pt" style:font-size-asian="12pt" style:font-size-complex="12pt"/>
    </style:style>
    <style:style style:name="P158" style:parent-style-name="Standard" style:family="paragraph">
      <style:paragraph-properties fo:text-align="justify" fo:margin-top="0.1666in" fo:margin-bottom="0.1388in" fo:line-height="100%"/>
    </style:style>
    <style:style style:name="T159" style:parent-style-name="Fuentedepárrafopredeter." style:family="text">
      <style:text-properties fo:font-size="12pt" style:font-size-asian="12pt" style:font-size-complex="12pt"/>
    </style:style>
    <style:style style:name="P160" style:parent-style-name="Standard" style:family="paragraph">
      <style:paragraph-properties fo:text-align="justify" fo:margin-top="0.1666in" fo:margin-bottom="0.1388in" fo:line-height="100%"/>
    </style:style>
    <style:style style:name="T161" style:parent-style-name="Fuentedepárrafopredeter." style:family="text">
      <style:text-properties fo:font-weight="bold" style:font-weight-asian="bold" fo:font-size="12pt" style:font-size-asian="12pt" style:font-size-complex="12pt"/>
    </style:style>
    <style:style style:name="T162" style:parent-style-name="Fuentedepárrafopredeter." style:family="text">
      <style:text-properties fo:font-weight="bold" style:font-weight-asian="bold" fo:font-size="12pt" style:font-size-asian="12pt" style:font-size-complex="12pt"/>
    </style:style>
    <style:style style:name="P163" style:parent-style-name="Standard" style:family="paragraph">
      <style:paragraph-properties fo:text-align="justify" fo:margin-top="0.1666in" fo:margin-bottom="0.1388in" fo:line-height="100%"/>
    </style:style>
    <style:style style:name="T164" style:parent-style-name="Fuentedepárrafopredeter." style:family="text">
      <style:text-properties fo:font-style="italic" style:font-style-asian="italic" fo:font-size="12pt" style:font-size-asian="12pt" style:font-size-complex="12pt"/>
    </style:style>
    <style:style style:name="P165" style:parent-style-name="Standard" style:family="paragraph">
      <style:paragraph-properties fo:text-align="justify" fo:margin-top="0.1666in" fo:margin-bottom="0.1388in" fo:line-height="100%"/>
    </style:style>
    <style:style style:name="T166" style:parent-style-name="Fuentedepárrafopredeter." style:family="text">
      <style:text-properties fo:font-size="12pt" style:font-size-asian="12pt" style:font-size-complex="12pt"/>
    </style:style>
    <style:style style:name="T167" style:parent-style-name="Fuentedepárrafopredeter." style:family="text">
      <style:text-properties fo:font-size="12pt" style:font-size-asian="12pt" style:font-size-complex="12pt"/>
    </style:style>
    <style:style style:name="P168" style:parent-style-name="Standard" style:family="paragraph">
      <style:paragraph-properties fo:text-align="justify" fo:margin-top="0.1666in" fo:margin-bottom="0.1388in" fo:line-height="100%"/>
    </style:style>
    <style:style style:name="T169" style:parent-style-name="Fuentedepárrafopredeter." style:family="text">
      <style:text-properties fo:font-size="12pt" style:font-size-asian="12pt" style:font-size-complex="12pt"/>
    </style:style>
    <style:style style:name="P170" style:parent-style-name="Standard" style:family="paragraph">
      <style:paragraph-properties fo:text-align="justify" fo:margin-top="0.1666in" fo:margin-bottom="0.1388in" fo:line-height="100%"/>
    </style:style>
    <style:style style:name="T171" style:parent-style-name="Fuentedepárrafopredeter." style:family="text">
      <style:text-properties fo:font-weight="bold" style:font-weight-asian="bold" fo:font-size="12pt" style:font-size-asian="12pt" style:font-size-complex="12pt"/>
    </style:style>
    <style:style style:name="P172" style:parent-style-name="Standard" style:family="paragraph">
      <style:paragraph-properties fo:text-align="justify" fo:margin-top="0.1666in" fo:margin-bottom="0.1388in" fo:line-height="100%"/>
    </style:style>
    <style:style style:name="T173" style:parent-style-name="Fuentedepárrafopredeter." style:family="text">
      <style:text-properties fo:font-style="italic" style:font-style-asian="italic" fo:font-size="12pt" style:font-size-asian="12pt" style:font-size-complex="12pt"/>
    </style:style>
    <style:style style:name="P174" style:parent-style-name="Standard" style:family="paragraph">
      <style:paragraph-properties fo:text-align="justify" fo:margin-top="0.1666in" fo:margin-bottom="0.1388in" fo:line-height="100%"/>
    </style:style>
    <style:style style:name="T175" style:parent-style-name="Fuentedepárrafopredeter." style:family="text">
      <style:text-properties fo:font-size="12pt" style:font-size-asian="12pt" style:font-size-complex="12pt"/>
    </style:style>
    <style:style style:name="T176" style:parent-style-name="Fuentedepárrafopredeter." style:family="text">
      <style:text-properties fo:font-size="12pt" style:font-size-asian="12pt" style:font-size-complex="12pt"/>
    </style:style>
    <style:style style:name="T177" style:parent-style-name="Fuentedepárrafopredeter." style:family="text">
      <style:text-properties fo:font-size="12pt" style:font-size-asian="12pt" style:font-size-complex="12pt"/>
    </style:style>
    <style:style style:name="P178" style:parent-style-name="Standard" style:family="paragraph">
      <style:paragraph-properties fo:text-align="justify" fo:margin-top="0.1666in" fo:margin-bottom="0.1388in" fo:line-height="100%"/>
    </style:style>
    <style:style style:name="T179" style:parent-style-name="Fuentedepárrafopredeter." style:family="text">
      <style:text-properties fo:font-weight="bold" style:font-weight-asian="bold" fo:font-size="12pt" style:font-size-asian="12pt" style:font-size-complex="12pt"/>
    </style:style>
    <style:style style:name="P180" style:parent-style-name="Standard" style:family="paragraph">
      <style:paragraph-properties fo:text-align="justify" fo:margin-top="0.1666in" fo:margin-bottom="0.1388in" fo:line-height="100%"/>
    </style:style>
    <style:style style:name="T181" style:parent-style-name="Fuentedepárrafopredeter." style:family="text">
      <style:text-properties fo:font-style="italic" style:font-style-asian="italic" fo:font-size="12pt" style:font-size-asian="12pt" style:font-size-complex="12pt"/>
    </style:style>
    <style:style style:name="P182" style:parent-style-name="Standard" style:family="paragraph">
      <style:paragraph-properties fo:text-align="justify" fo:margin-top="0.1666in" fo:margin-bottom="0.1388in" fo:line-height="100%"/>
    </style:style>
    <style:style style:name="T183" style:parent-style-name="Fuentedepárrafopredeter." style:family="text">
      <style:text-properties fo:font-size="12pt" style:font-size-asian="12pt" style:font-size-complex="12pt"/>
    </style:style>
    <style:style style:name="P184" style:parent-style-name="Standard" style:family="paragraph">
      <style:paragraph-properties fo:text-align="justify" fo:margin-top="0.1666in" fo:margin-bottom="0.1388in" fo:line-height="100%"/>
    </style:style>
    <style:style style:name="T185" style:parent-style-name="Fuentedepárrafopredeter." style:family="text">
      <style:text-properties fo:font-size="12pt" style:font-size-asian="12pt" style:font-size-complex="12pt" fo:background-color="#FFFFFF"/>
    </style:style>
    <style:style style:name="T186" style:parent-style-name="Fuentedepárrafopredeter." style:family="text">
      <style:text-properties fo:font-size="12pt" style:font-size-asian="12pt" style:font-size-complex="12pt" fo:background-color="#FFFFFF"/>
    </style:style>
    <style:style style:name="P187" style:parent-style-name="Standard" style:family="paragraph">
      <style:paragraph-properties fo:text-align="justify" fo:margin-top="0.1666in" fo:line-height="100%" fo:background-color="#FFFFFF"/>
    </style:style>
    <style:style style:name="T188" style:parent-style-name="Fuentedepárrafopredeter." style:family="text">
      <style:text-properties fo:color="#222222" fo:font-size="12pt" style:font-size-asian="12pt" style:font-size-complex="12pt"/>
    </style:style>
    <style:style style:name="T189" style:parent-style-name="Fuentedepárrafopredeter." style:family="text">
      <style:text-properties fo:color="#222222" fo:font-size="12pt" style:font-size-asian="12pt" style:font-size-complex="12pt"/>
    </style:style>
    <style:style style:name="P190" style:parent-style-name="Standard" style:family="paragraph">
      <style:paragraph-properties fo:text-align="justify" fo:margin-top="0.1666in" fo:line-height="100%" fo:background-color="#FFFFFF"/>
    </style:style>
    <style:style style:name="T191" style:parent-style-name="Fuentedepárrafopredeter." style:family="text">
      <style:text-properties fo:color="#222222" fo:font-size="12pt" style:font-size-asian="12pt" style:font-size-complex="12pt"/>
    </style:style>
    <style:style style:name="P192" style:parent-style-name="Standard" style:family="paragraph">
      <style:paragraph-properties fo:text-align="justify" fo:margin-top="0.1666in" fo:line-height="100%" fo:background-color="#FFFFFF"/>
    </style:style>
    <style:style style:name="T193" style:parent-style-name="Fuentedepárrafopredeter." style:family="text">
      <style:text-properties fo:color="#222222" fo:font-size="12pt" style:font-size-asian="12pt" style:font-size-complex="12pt"/>
    </style:style>
    <style:style style:name="P194" style:parent-style-name="Standard" style:family="paragraph">
      <style:paragraph-properties fo:text-align="justify" fo:margin-top="0.1666in" fo:line-height="100%" fo:background-color="#FFFFFF"/>
    </style:style>
    <style:style style:name="T195" style:parent-style-name="Fuentedepárrafopredeter." style:family="text">
      <style:text-properties fo:color="#222222" fo:font-size="12pt" style:font-size-asian="12pt" style:font-size-complex="12pt"/>
    </style:style>
    <style:style style:name="T196" style:parent-style-name="Fuentedepárrafopredeter." style:family="text">
      <style:text-properties fo:color="#222222" fo:font-size="12pt" style:font-size-asian="12pt" style:font-size-complex="12pt"/>
    </style:style>
    <style:style style:name="P197" style:parent-style-name="Standard" style:family="paragraph">
      <style:paragraph-properties fo:text-align="justify" fo:margin-top="0.1666in" fo:line-height="100%" fo:background-color="#FFFFFF"/>
    </style:style>
    <style:style style:name="T198" style:parent-style-name="Fuentedepárrafopredeter." style:family="text">
      <style:text-properties fo:color="#222222" fo:font-size="12pt" style:font-size-asian="12pt" style:font-size-complex="12pt"/>
    </style:style>
    <style:style style:name="P199" style:parent-style-name="Standard" style:family="paragraph">
      <style:paragraph-properties fo:text-align="justify" fo:margin-top="0.1666in" fo:line-height="100%" fo:background-color="#FFFFFF"/>
    </style:style>
    <style:style style:name="T200" style:parent-style-name="Fuentedepárrafopredeter." style:family="text">
      <style:text-properties fo:color="#222222" fo:font-size="12pt" style:font-size-asian="12pt" style:font-size-complex="12pt"/>
    </style:style>
    <style:style style:name="T201" style:parent-style-name="Fuentedepárrafopredeter." style:family="text">
      <style:text-properties fo:color="#222222" fo:font-size="12pt" style:font-size-asian="12pt" style:font-size-complex="12pt"/>
    </style:style>
    <style:style style:name="T202" style:parent-style-name="Fuentedepárrafopredeter." style:family="text">
      <style:text-properties fo:color="#252525" fo:font-size="12pt" style:font-size-asian="12pt" style:font-size-complex="12pt"/>
    </style:style>
    <style:style style:name="T203" style:parent-style-name="Fuentedepárrafopredeter." style:family="text">
      <style:text-properties fo:color="#252525" fo:font-size="12pt" style:font-size-asian="12pt" style:font-size-complex="12pt"/>
    </style:style>
    <style:style style:name="P204" style:parent-style-name="Standard" style:family="paragraph">
      <style:paragraph-properties fo:text-align="justify" fo:margin-top="0.1666in" fo:line-height="100%" fo:background-color="#FFFFFF"/>
    </style:style>
    <style:style style:name="T205" style:parent-style-name="Fuentedepárrafopredeter." style:family="text">
      <style:text-properties fo:color="#222222" fo:font-size="12pt" style:font-size-asian="12pt" style:font-size-complex="12pt"/>
    </style:style>
    <style:style style:name="P206" style:parent-style-name="Standard" style:family="paragraph">
      <style:paragraph-properties fo:text-align="justify" fo:margin-top="0.1666in" fo:line-height="100%" fo:background-color="#FFFFFF"/>
    </style:style>
    <style:style style:name="T207" style:parent-style-name="Fuentedepárrafopredeter." style:family="text">
      <style:text-properties fo:color="#222222" fo:font-size="12pt" style:font-size-asian="12pt" style:font-size-complex="12pt"/>
    </style:style>
    <style:style style:name="T208" style:parent-style-name="Fuentedepárrafopredeter." style:family="text">
      <style:text-properties fo:color="#222222" fo:font-size="12pt" style:font-size-asian="12pt" style:font-size-complex="12pt"/>
    </style:style>
    <style:style style:name="P209" style:parent-style-name="Standard" style:family="paragraph">
      <style:paragraph-properties fo:text-align="justify" fo:margin-top="0.1666in" fo:margin-bottom="0.1388in" fo:line-height="100%"/>
    </style:style>
    <style:style style:name="P210" style:parent-style-name="Standard" style:family="paragraph">
      <style:paragraph-properties fo:text-align="justify" fo:margin-top="0.1666in" fo:margin-bottom="0.1388in" fo:line-height="100%"/>
    </style:style>
    <style:style style:name="T211" style:parent-style-name="Fuentedepárrafopredeter." style:family="text">
      <style:text-properties fo:font-weight="bold" style:font-weight-asian="bold" fo:font-size="12pt" style:font-size-asian="12pt" style:font-size-complex="12pt"/>
    </style:style>
    <style:style style:name="P212" style:parent-style-name="Standard" style:family="paragraph">
      <style:paragraph-properties fo:text-align="justify" fo:margin-top="0.1666in" fo:margin-bottom="0.1388in" fo:line-height="100%"/>
    </style:style>
    <style:style style:name="T213" style:parent-style-name="Fuentedepárrafopredeter." style:family="text">
      <style:text-properties fo:font-style="italic" style:font-style-asian="italic" fo:font-size="12pt" style:font-size-asian="12pt" style:font-size-complex="12pt"/>
    </style:style>
    <style:style style:name="P214" style:parent-style-name="Standard" style:family="paragraph">
      <style:paragraph-properties fo:text-align="justify" fo:margin-top="0.1666in" fo:margin-bottom="0.1388in" fo:line-height="100%"/>
    </style:style>
    <style:style style:name="T215" style:parent-style-name="Fuentedepárrafopredeter." style:family="text">
      <style:text-properties fo:font-size="12pt" style:font-size-asian="12pt" style:font-size-complex="12pt"/>
    </style:style>
    <style:style style:name="T216" style:parent-style-name="Fuentedepárrafopredeter." style:family="text">
      <style:text-properties fo:font-size="12pt" style:font-size-asian="12pt" style:font-size-complex="12pt"/>
    </style:style>
    <style:style style:name="P217" style:parent-style-name="Standard" style:family="paragraph">
      <style:paragraph-properties fo:text-align="justify" fo:margin-top="0.1666in" fo:margin-bottom="0.1388in" fo:line-height="100%"/>
    </style:style>
    <style:style style:name="T218" style:parent-style-name="Fuentedepárrafopredeter." style:family="text">
      <style:text-properties fo:font-weight="bold" style:font-weight-asian="bold" fo:font-size="12pt" style:font-size-asian="12pt" style:font-size-complex="12pt"/>
    </style:style>
    <style:style style:name="T219" style:parent-style-name="Fuentedepárrafopredeter." style:family="text">
      <style:text-properties fo:font-weight="bold" style:font-weight-asian="bold" fo:font-size="12pt" style:font-size-asian="12pt" style:font-size-complex="12pt"/>
    </style:style>
    <style:style style:name="P220" style:parent-style-name="Standard" style:family="paragraph">
      <style:paragraph-properties fo:text-align="justify" fo:margin-top="0.1666in" fo:margin-bottom="0.1388in" fo:line-height="100%"/>
    </style:style>
    <style:style style:name="T221" style:parent-style-name="Fuentedepárrafopredeter." style:family="text">
      <style:text-properties fo:font-style="italic" style:font-style-asian="italic" fo:font-size="12pt" style:font-size-asian="12pt" style:font-size-complex="12pt"/>
    </style:style>
    <style:style style:name="P222" style:parent-style-name="Standard" style:family="paragraph">
      <style:paragraph-properties fo:text-align="justify" fo:margin-top="0.1666in" fo:margin-bottom="0.1388in" fo:line-height="100%"/>
    </style:style>
    <style:style style:name="T223" style:parent-style-name="Fuentedepárrafopredeter." style:family="text">
      <style:text-properties fo:font-size="12pt" style:font-size-asian="12pt" style:font-size-complex="12pt"/>
    </style:style>
    <style:style style:name="P224" style:parent-style-name="Standard" style:family="paragraph">
      <style:paragraph-properties fo:text-align="justify" fo:margin-top="0.1666in" fo:margin-bottom="0.1388in" fo:line-height="100%"/>
    </style:style>
    <style:style style:name="T225" style:parent-style-name="Fuentedepárrafopredeter." style:family="text">
      <style:text-properties fo:font-weight="bold" style:font-weight-asian="bold" fo:font-size="12pt" style:font-size-asian="12pt" style:font-size-complex="12pt"/>
    </style:style>
    <style:style style:name="P226" style:parent-style-name="Standard" style:family="paragraph">
      <style:paragraph-properties fo:text-align="justify" fo:margin-top="0.1666in" fo:margin-bottom="0.1388in" fo:line-height="100%"/>
    </style:style>
    <style:style style:name="T227" style:parent-style-name="Fuentedepárrafopredeter." style:family="text">
      <style:text-properties fo:font-size="12pt" style:font-size-asian="12pt" style:font-size-complex="12pt"/>
    </style:style>
    <style:style style:name="T228" style:parent-style-name="Fuentedepárrafopredeter." style:family="text">
      <style:text-properties fo:font-size="12pt" style:font-size-asian="12pt" style:font-size-complex="12pt"/>
    </style:style>
    <style:style style:name="P229" style:parent-style-name="Standard" style:family="paragraph">
      <style:paragraph-properties fo:text-align="justify" fo:margin-top="0.1666in" fo:margin-bottom="0.1388in" fo:line-height="100%"/>
    </style:style>
    <style:style style:name="T230" style:parent-style-name="Fuentedepárrafopredeter." style:family="text">
      <style:text-properties fo:font-weight="bold" style:font-weight-asian="bold" fo:font-size="12pt" style:font-size-asian="12pt" style:font-size-complex="12pt"/>
    </style:style>
    <style:style style:name="P231" style:parent-style-name="Standard" style:family="paragraph">
      <style:paragraph-properties fo:text-align="justify" fo:margin-top="0.1666in" fo:margin-bottom="0.1388in" fo:line-height="100%"/>
    </style:style>
    <style:style style:name="T232" style:parent-style-name="Fuentedepárrafopredeter." style:family="text">
      <style:text-properties fo:font-size="12pt" style:font-size-asian="12pt" style:font-size-complex="12pt"/>
    </style:style>
    <style:style style:name="P233" style:parent-style-name="Standard" style:family="paragraph">
      <style:paragraph-properties fo:text-align="justify" fo:margin-top="0.1666in" fo:margin-bottom="0.1388in" fo:line-height="100%"/>
    </style:style>
    <style:style style:name="T234" style:parent-style-name="Fuentedepárrafopredeter." style:family="text">
      <style:text-properties fo:font-size="12pt" style:font-size-asian="12pt" style:font-size-complex="12pt"/>
    </style:style>
    <style:style style:name="T235" style:parent-style-name="Fuentedepárrafopredeter." style:family="text">
      <style:text-properties fo:font-size="12pt" style:font-size-asian="12pt" style:font-size-complex="12pt"/>
    </style:style>
    <style:style style:name="P236" style:parent-style-name="Standard" style:family="paragraph">
      <style:paragraph-properties fo:text-align="justify" fo:margin-top="0.1666in" fo:margin-bottom="0.1388in" fo:line-height="100%"/>
    </style:style>
    <style:style style:name="T237" style:parent-style-name="Fuentedepárrafopredeter." style:family="text">
      <style:text-properties fo:font-size="12pt" style:font-size-asian="12pt" style:font-size-complex="12pt"/>
    </style:style>
    <style:style style:name="T238" style:parent-style-name="Fuentedepárrafopredeter." style:family="text">
      <style:text-properties fo:font-size="12pt" style:font-size-asian="12pt" style:font-size-complex="12pt" fo:background-color="#FFFFFF"/>
    </style:style>
    <style:style style:name="P239" style:parent-style-name="Standard" style:family="paragraph">
      <style:paragraph-properties fo:text-align="justify" fo:margin-top="0.1666in" fo:margin-bottom="0.1388in" fo:line-height="100%"/>
    </style:style>
    <style:style style:name="T240" style:parent-style-name="Fuentedepárrafopredeter." style:family="text">
      <style:text-properties fo:font-size="12pt" style:font-size-asian="12pt" style:font-size-complex="12pt" fo:background-color="#FFFFFF"/>
    </style:style>
    <style:style style:name="T241" style:parent-style-name="Fuentedepárrafopredeter." style:family="text">
      <style:text-properties fo:font-weight="bold" style:font-weight-asian="bold"/>
    </style:style>
    <style:style style:name="P242" style:parent-style-name="Standard" style:family="paragraph">
      <style:text-properties fo:font-weight="bold" style:font-weight-asian="bold"/>
    </style:style>
    <style:style style:name="P243" style:parent-style-name="Standard" style:family="paragraph">
      <style:paragraph-properties fo:text-align="justify" fo:line-height="100%"/>
    </style:style>
    <style:style style:name="T244" style:parent-style-name="Fuentedepárrafopredeter." style:family="text">
      <style:text-properties style:text-underline-type="single" style:text-underline-style="solid" style:text-underline-width="auto" style:text-underline-mode="continuous"/>
    </style:style>
    <style:style style:name="T245" style:parent-style-name="Fuentedepárrafopredeter." style:family="text">
      <style:text-properties style:text-underline-type="single" style:text-underline-style="solid" style:text-underline-width="auto" style:text-underline-mode="continuous"/>
    </style:style>
    <style:style style:name="P246" style:parent-style-name="Standard" style:family="paragraph">
      <style:paragraph-properties fo:text-align="justify" fo:line-height="100%" fo:margin-left="0.25in">
        <style:tab-stops/>
      </style:paragraph-properties>
    </style:style>
    <style:style style:name="T247" style:parent-style-name="Fuentedepárrafopredeter." style:family="text">
      <style:text-properties fo:font-size="7pt" style:font-size-asian="7pt" style:font-size-complex="7pt"/>
    </style:style>
    <style:style style:name="P248" style:parent-style-name="Standard" style:family="paragraph">
      <style:paragraph-properties fo:text-align="justify" fo:line-height="100%" fo:margin-left="0.25in">
        <style:tab-stops/>
      </style:paragraph-properties>
    </style:style>
    <style:style style:name="T249" style:parent-style-name="Fuentedepárrafopredeter." style:family="text">
      <style:text-properties fo:color="#A64D79"/>
    </style:style>
    <style:style style:name="P250" style:parent-style-name="Standard" style:family="paragraph">
      <style:paragraph-properties fo:text-align="justify" fo:line-height="100%"/>
    </style:style>
    <style:style style:name="P251" style:parent-style-name="Standard" style:family="paragraph">
      <style:paragraph-properties fo:text-align="justify" fo:line-height="100%" fo:margin-left="0.25in">
        <style:tab-stops/>
      </style:paragraph-properties>
    </style:style>
    <style:style style:name="T252" style:parent-style-name="Fuentedepárrafopredeter." style:family="text">
      <style:text-properties fo:font-size="7pt" style:font-size-asian="7pt" style:font-size-complex="7pt"/>
    </style:style>
    <style:style style:name="P253" style:parent-style-name="Standard" style:family="paragraph">
      <style:paragraph-properties fo:line-height="100%"/>
    </style:style>
    <style:style style:name="P254" style:parent-style-name="Standard" style:family="paragraph">
      <style:paragraph-properties fo:text-align="justify" fo:line-height="100%" fo:margin-left="0.25in">
        <style:tab-stops/>
      </style:paragraph-properties>
    </style:style>
    <style:style style:name="T255" style:parent-style-name="Fuentedepárrafopredeter." style:family="text">
      <style:text-properties fo:font-size="7pt" style:font-size-asian="7pt" style:font-size-complex="7pt"/>
    </style:style>
    <style:style style:name="P256" style:parent-style-name="Standard" style:family="paragraph">
      <style:paragraph-properties fo:line-height="100%"/>
    </style:style>
    <style:style style:name="P257" style:parent-style-name="Standard" style:family="paragraph">
      <style:paragraph-properties fo:text-align="justify" fo:line-height="100%" fo:margin-left="0.25in">
        <style:tab-stops/>
      </style:paragraph-properties>
    </style:style>
    <style:style style:name="T258" style:parent-style-name="Fuentedepárrafopredeter." style:family="text">
      <style:text-properties fo:font-size="7pt" style:font-size-asian="7pt" style:font-size-complex="7pt"/>
    </style:style>
    <style:style style:name="P259" style:parent-style-name="Standard" style:family="paragraph">
      <style:paragraph-properties fo:line-height="100%"/>
    </style:style>
    <style:style style:name="P260" style:parent-style-name="Standard" style:family="paragraph">
      <style:paragraph-properties fo:text-align="justify" fo:line-height="100%"/>
    </style:style>
    <style:style style:name="P261" style:parent-style-name="Standard" style:family="paragraph">
      <style:paragraph-properties fo:text-align="justify" fo:line-height="100%"/>
    </style:style>
    <style:style style:name="T262" style:parent-style-name="Fuentedepárrafopredeter." style:family="text">
      <style:text-properties style:text-underline-type="single" style:text-underline-style="solid" style:text-underline-width="auto" style:text-underline-mode="continuous"/>
    </style:style>
    <style:style style:name="P263" style:parent-style-name="Standard" style:family="paragraph">
      <style:paragraph-properties fo:text-align="justify" fo:line-height="100%"/>
    </style:style>
    <style:style style:name="P264" style:parent-style-name="Standard" style:family="paragraph">
      <style:paragraph-properties fo:text-align="justify" fo:line-height="100%"/>
    </style:style>
    <style:style style:name="P265" style:parent-style-name="Standard" style:family="paragraph">
      <style:paragraph-properties fo:text-align="justify" fo:line-height="100%"/>
    </style:style>
    <style:style style:name="P266" style:parent-style-name="Standard" style:family="paragraph">
      <style:paragraph-properties fo:text-align="justify" fo:line-height="100%"/>
    </style:style>
    <style:style style:name="P267" style:parent-style-name="Standard" style:family="paragraph">
      <style:paragraph-properties fo:text-align="justify" fo:line-height="100%"/>
    </style:style>
    <style:style style:name="P268" style:parent-style-name="Standard" style:family="paragraph">
      <style:paragraph-properties fo:text-align="justify" fo:line-height="100%"/>
    </style:style>
    <style:style style:name="T269" style:parent-style-name="Fuentedepárrafopredeter." style:family="text">
      <style:text-properties style:text-underline-type="single" style:text-underline-style="solid" style:text-underline-width="auto" style:text-underline-mode="continuous"/>
    </style:style>
    <style:style style:name="P270" style:parent-style-name="Standard" style:family="paragraph">
      <style:paragraph-properties fo:text-align="justify" fo:line-height="100%" fo:margin-left="0.25in">
        <style:tab-stops/>
      </style:paragraph-properties>
    </style:style>
    <style:style style:name="T271" style:parent-style-name="Fuentedepárrafopredeter." style:family="text">
      <style:text-properties fo:font-size="7pt" style:font-size-asian="7pt" style:font-size-complex="7pt"/>
    </style:style>
    <style:style style:name="P272" style:parent-style-name="Standard" style:family="paragraph">
      <style:paragraph-properties fo:text-align="justify" fo:line-height="100%" fo:margin-left="0.25in">
        <style:tab-stops/>
      </style:paragraph-properties>
    </style:style>
    <style:style style:name="T273" style:parent-style-name="Fuentedepárrafopredeter." style:family="text">
      <style:text-properties fo:font-size="7pt" style:font-size-asian="7pt" style:font-size-complex="7pt"/>
    </style:style>
    <style:style style:name="P274" style:parent-style-name="Standard" style:family="paragraph">
      <style:paragraph-properties fo:text-align="justify" fo:line-height="100%" fo:margin-left="0.25in">
        <style:tab-stops/>
      </style:paragraph-properties>
    </style:style>
    <style:style style:name="T275" style:parent-style-name="Fuentedepárrafopredeter." style:family="text">
      <style:text-properties fo:font-size="7pt" style:font-size-asian="7pt" style:font-size-complex="7pt"/>
    </style:style>
    <style:style style:name="P276" style:parent-style-name="Standard" style:family="paragraph">
      <style:paragraph-properties fo:text-align="justify" fo:line-height="100%" fo:margin-left="0.25in">
        <style:tab-stops/>
      </style:paragraph-properties>
    </style:style>
    <style:style style:name="T277" style:parent-style-name="Fuentedepárrafopredeter." style:family="text">
      <style:text-properties fo:font-size="7pt" style:font-size-asian="7pt" style:font-size-complex="7pt"/>
    </style:style>
    <style:style style:name="P278" style:parent-style-name="Standard" style:family="paragraph">
      <style:paragraph-properties fo:text-align="justify" fo:line-height="100%" fo:margin-left="0.25in">
        <style:tab-stops/>
      </style:paragraph-properties>
    </style:style>
    <style:style style:name="T279" style:parent-style-name="Fuentedepárrafopredeter." style:family="text">
      <style:text-properties fo:font-size="7pt" style:font-size-asian="7pt" style:font-size-complex="7pt"/>
    </style:style>
    <style:style style:name="P280" style:parent-style-name="Standard" style:family="paragraph">
      <style:paragraph-properties fo:text-align="justify" fo:line-height="100%" fo:margin-left="0.25in">
        <style:tab-stops/>
      </style:paragraph-properties>
    </style:style>
    <style:style style:name="T281" style:parent-style-name="Fuentedepárrafopredeter." style:family="text">
      <style:text-properties fo:font-size="7pt" style:font-size-asian="7pt" style:font-size-complex="7pt"/>
    </style:style>
    <style:style style:name="P282" style:parent-style-name="Standard" style:family="paragraph">
      <style:paragraph-properties fo:text-align="justify" fo:line-height="100%"/>
    </style:style>
    <style:style style:name="P283" style:parent-style-name="Standard" style:family="paragraph">
      <style:paragraph-properties fo:text-align="justify" fo:line-height="100%"/>
    </style:style>
    <style:style style:name="T284" style:parent-style-name="Fuentedepárrafopredeter." style:family="text">
      <style:text-properties style:text-underline-type="single" style:text-underline-style="solid" style:text-underline-width="auto" style:text-underline-mode="continuous"/>
    </style:style>
    <style:style style:name="P285" style:parent-style-name="Standard" style:family="paragraph">
      <style:paragraph-properties fo:text-align="justify" fo:line-height="100%" fo:margin-left="0.25in">
        <style:tab-stops/>
      </style:paragraph-properties>
    </style:style>
    <style:style style:name="T286" style:parent-style-name="Fuentedepárrafopredeter." style:family="text">
      <style:text-properties fo:font-size="7pt" style:font-size-asian="7pt" style:font-size-complex="7pt"/>
    </style:style>
    <style:style style:name="P287" style:parent-style-name="Standard" style:family="paragraph">
      <style:paragraph-properties fo:text-align="justify" fo:line-height="100%" fo:margin-left="0.25in">
        <style:tab-stops/>
      </style:paragraph-properties>
    </style:style>
    <style:style style:name="T288" style:parent-style-name="Fuentedepárrafopredeter." style:family="text">
      <style:text-properties fo:font-size="7pt" style:font-size-asian="7pt" style:font-size-complex="7pt"/>
    </style:style>
    <style:style style:name="P289" style:parent-style-name="Standard" style:family="paragraph">
      <style:paragraph-properties fo:text-align="justify" fo:line-height="100%" fo:margin-left="0.25in">
        <style:tab-stops/>
      </style:paragraph-properties>
    </style:style>
    <style:style style:name="T290" style:parent-style-name="Fuentedepárrafopredeter." style:family="text">
      <style:text-properties fo:font-size="7pt" style:font-size-asian="7pt" style:font-size-complex="7pt"/>
    </style:style>
    <style:style style:name="P291" style:parent-style-name="Standard" style:family="paragraph">
      <style:paragraph-properties fo:text-align="justify" fo:line-height="100%" fo:margin-left="0.25in">
        <style:tab-stops/>
      </style:paragraph-properties>
    </style:style>
    <style:style style:name="T292" style:parent-style-name="Fuentedepárrafopredeter." style:family="text">
      <style:text-properties fo:font-size="7pt" style:font-size-asian="7pt" style:font-size-complex="7pt"/>
    </style:style>
    <style:style style:name="T293" style:parent-style-name="Fuentedepárrafopredeter." style:family="text">
      <style:text-properties fo:background-color="#D5A6BD"/>
    </style:style>
    <style:style style:name="P294" style:parent-style-name="Standard" style:family="paragraph">
      <style:text-properties fo:font-weight="bold" style:font-weight-asian="bold"/>
    </style:style>
    <style:style style:name="P295" style:parent-style-name="Standard" style:family="paragraph">
      <style:text-properties fo:font-weight="bold" style:font-weight-asian="bold"/>
    </style:style>
    <style:style style:name="P296" style:parent-style-name="Standard" style:family="paragraph">
      <style:paragraph-properties fo:text-align="justify"/>
    </style:style>
    <style:style style:name="T297" style:parent-style-name="Fuentedepárrafopredeter." style:family="text">
      <style:text-properties fo:font-weight="bold" style:font-weight-asian="bold"/>
    </style:style>
    <style:style style:name="P298" style:parent-style-name="Standard" style:family="paragraph">
      <style:paragraph-properties fo:text-align="justify"/>
      <style:text-properties fo:font-weight="bold" style:font-weight-asian="bold"/>
    </style:style>
    <style:style style:name="P299" style:parent-style-name="Standard" style:family="paragraph">
      <style:paragraph-properties fo:text-align="justify"/>
    </style:style>
    <style:style style:name="T300" style:parent-style-name="Fuentedepárrafopredeter." style:family="text">
      <style:text-properties fo:background-color="#FFD966"/>
    </style:style>
    <style:style style:name="T301" style:parent-style-name="Fuentedepárrafopredeter." style:family="text">
      <style:text-properties fo:background-color="#FFD966"/>
    </style:style>
    <style:style style:name="P302" style:parent-style-name="Standard" style:family="paragraph">
      <style:paragraph-properties fo:text-align="justify"/>
    </style:style>
    <style:style style:name="T303" style:parent-style-name="Fuentedepárrafopredeter." style:family="text">
      <style:text-properties fo:background-color="#F1C232"/>
    </style:style>
    <style:style style:name="P304" style:parent-style-name="Standard" style:family="paragraph">
      <style:paragraph-properties fo:text-align="justify"/>
      <style:text-properties fo:font-weight="bold" style:font-weight-asian="bold"/>
    </style:style>
    <style:style style:name="P305" style:parent-style-name="Standard" style:family="paragraph">
      <style:paragraph-properties fo:text-align="justify"/>
    </style:style>
    <style:style style:name="T306" style:parent-style-name="Fuentedepárrafopredeter." style:family="text">
      <style:text-properties fo:font-weight="bold" style:font-weight-asian="bold"/>
    </style:style>
    <style:style style:name="P307" style:parent-style-name="Standard" style:family="paragraph">
      <style:paragraph-properties fo:text-align="justify"/>
    </style:style>
    <style:style style:name="P308" style:parent-style-name="Standard" style:family="paragraph">
      <style:paragraph-properties fo:text-align="justify"/>
    </style:style>
    <style:style style:name="P309" style:parent-style-name="Standard" style:family="paragraph">
      <style:paragraph-properties fo:text-align="justify"/>
    </style:style>
    <style:style style:name="P310" style:parent-style-name="Standard" style:family="paragraph">
      <style:paragraph-properties fo:text-align="justify"/>
    </style:style>
    <style:style style:name="P311" style:parent-style-name="Standard" style:family="paragraph">
      <style:paragraph-properties fo:text-align="justify"/>
    </style:style>
    <style:style style:name="P312" style:parent-style-name="Standard" style:family="paragraph">
      <style:paragraph-properties fo:text-align="justify"/>
    </style:style>
    <style:style style:name="T313" style:parent-style-name="Fuentedepárrafopredeter." style:family="text">
      <style:text-properties fo:font-weight="bold" style:font-weight-asian="bold"/>
    </style:style>
    <style:style style:name="T314" style:parent-style-name="Fuentedepárrafopredeter." style:family="text">
      <style:text-properties fo:color="#000000"/>
    </style:style>
    <style:style style:name="T315" style:parent-style-name="Fuentedepárrafopredeter." style:family="text">
      <style:text-properties fo:color="#000000"/>
    </style:style>
    <style:style style:name="T316" style:parent-style-name="Fuentedepárrafopredeter." style:family="text">
      <style:text-properties fo:font-weight="bold" style:font-weight-asian="bold"/>
    </style:style>
    <style:style style:name="P317" style:parent-style-name="Standard" style:family="paragraph">
      <style:paragraph-properties fo:text-align="justify"/>
    </style:style>
    <style:style style:name="P318" style:parent-style-name="Standard" style:family="paragraph">
      <style:paragraph-properties fo:text-align="justify"/>
    </style:style>
    <style:style style:name="P319" style:parent-style-name="Standard" style:family="paragraph">
      <style:paragraph-properties fo:text-align="justify"/>
    </style:style>
    <style:style style:name="P320" style:parent-style-name="Standard" style:family="paragraph">
      <style:paragraph-properties fo:text-align="justify"/>
    </style:style>
    <style:style style:name="P321" style:parent-style-name="Standard" style:family="paragraph">
      <style:paragraph-properties fo:text-align="justify"/>
    </style:style>
    <style:style style:name="T322" style:parent-style-name="Fuentedepárrafopredeter." style:family="text">
      <style:text-properties fo:color="#0000FF"/>
    </style:style>
    <style:style style:name="P323" style:parent-style-name="Standard" style:family="paragraph">
      <style:paragraph-properties fo:text-align="justify"/>
    </style:style>
    <style:style style:name="P324" style:parent-style-name="Standard" style:family="paragraph">
      <style:paragraph-properties fo:text-align="justify"/>
    </style:style>
    <style:style style:name="T325" style:parent-style-name="Fuentedepárrafopredeter." style:family="text">
      <style:text-properties fo:font-weight="bold" style:font-weight-asian="bold"/>
    </style:style>
    <style:style style:name="T326" style:parent-style-name="Fuentedepárrafopredeter." style:family="text">
      <style:text-properties fo:color="#0000FF"/>
    </style:style>
    <style:style style:name="P327" style:parent-style-name="Standard" style:family="paragraph">
      <style:paragraph-properties fo:text-align="justify"/>
    </style:style>
    <style:style style:name="P328" style:parent-style-name="Standard" style:family="paragraph">
      <style:paragraph-properties fo:text-align="justify"/>
    </style:style>
    <style:style style:name="T329" style:parent-style-name="Fuentedepárrafopredeter." style:family="text">
      <style:text-properties fo:font-weight="bold" style:font-weight-asian="bold"/>
    </style:style>
    <style:style style:name="P330" style:parent-style-name="Standard" style:family="paragraph">
      <style:paragraph-properties fo:text-align="justify"/>
    </style:style>
    <style:style style:name="T331" style:parent-style-name="Fuentedepárrafopredeter." style:family="text">
      <style:text-properties fo:font-weight="bold" style:font-weight-asian="bold"/>
    </style:style>
    <style:style style:name="T332" style:parent-style-name="Fuentedepárrafopredeter." style:family="text">
      <style:text-properties fo:color="#000000"/>
    </style:style>
    <style:style style:name="T333" style:parent-style-name="Fuentedepárrafopredeter." style:family="text">
      <style:text-properties fo:font-weight="bold" style:font-weight-asian="bold"/>
    </style:style>
    <style:style style:name="P334" style:parent-style-name="Standard" style:family="paragraph">
      <style:paragraph-properties fo:text-align="justify"/>
    </style:style>
    <style:style style:name="P335" style:parent-style-name="Standard" style:family="paragraph">
      <style:paragraph-properties fo:text-align="justify"/>
    </style:style>
    <style:style style:name="P336" style:parent-style-name="Standard" style:family="paragraph">
      <style:paragraph-properties fo:text-align="justify"/>
    </style:style>
    <style:style style:name="P337" style:parent-style-name="Standard" style:family="paragraph">
      <style:paragraph-properties fo:text-align="justify"/>
    </style:style>
    <style:style style:name="P338" style:parent-style-name="Standard" style:family="paragraph">
      <style:paragraph-properties fo:text-align="justify"/>
    </style:style>
    <style:style style:name="P339" style:parent-style-name="Standard" style:family="paragraph">
      <style:paragraph-properties fo:text-align="justify"/>
    </style:style>
    <style:style style:name="P340" style:parent-style-name="Standard" style:family="paragraph">
      <style:paragraph-properties fo:text-align="justify"/>
    </style:style>
    <style:style style:name="T341" style:parent-style-name="Fuentedepárrafopredeter." style:family="text">
      <style:text-properties fo:color="#0000FF"/>
    </style:style>
    <style:style style:name="T342" style:parent-style-name="Fuentedepárrafopredeter." style:family="text">
      <style:text-properties fo:color="#0000FF"/>
    </style:style>
    <style:style style:name="T343" style:parent-style-name="Fuentedepárrafopredeter." style:family="text">
      <style:text-properties fo:color="#0000FF"/>
    </style:style>
    <style:style style:name="P344" style:parent-style-name="Standard" style:family="paragraph">
      <style:paragraph-properties fo:text-align="justify"/>
    </style:style>
    <style:style style:name="P345" style:parent-style-name="Standard" style:family="paragraph">
      <style:paragraph-properties fo:text-align="justify"/>
    </style:style>
    <style:style style:name="T346" style:parent-style-name="Fuentedepárrafopredeter." style:family="text">
      <style:text-properties fo:font-weight="bold" style:font-weight-asian="bold"/>
    </style:style>
    <style:style style:name="P347" style:parent-style-name="Standard" style:family="paragraph">
      <style:paragraph-properties fo:text-align="justify"/>
    </style:style>
    <style:style style:name="P348" style:parent-style-name="Standard" style:family="paragraph">
      <style:paragraph-properties fo:text-align="justify"/>
    </style:style>
    <style:style style:name="P349" style:parent-style-name="Standard" style:family="paragraph">
      <style:paragraph-properties fo:text-align="justify"/>
    </style:style>
    <style:style style:name="T350" style:parent-style-name="Fuentedepárrafopredeter." style:family="text">
      <style:text-properties fo:color="#0000FF"/>
    </style:style>
    <style:style style:name="T351" style:parent-style-name="Fuentedepárrafopredeter." style:family="text">
      <style:text-properties fo:color="#0000FF"/>
    </style:style>
    <style:style style:name="P352" style:parent-style-name="Standard" style:family="paragraph">
      <style:paragraph-properties fo:text-align="justify"/>
    </style:style>
    <style:style style:name="P353" style:parent-style-name="Standard" style:family="paragraph">
      <style:paragraph-properties fo:text-align="justify"/>
    </style:style>
    <style:style style:name="T354" style:parent-style-name="Fuentedepárrafopredeter." style:family="text">
      <style:text-properties fo:font-weight="bold" style:font-weight-asian="bold"/>
    </style:style>
    <style:style style:name="P355" style:parent-style-name="Standard" style:family="paragraph">
      <style:paragraph-properties fo:text-align="justify"/>
    </style:style>
    <style:style style:name="T356" style:parent-style-name="Fuentedepárrafopredeter." style:family="text">
      <style:text-properties fo:background-color="#FFFF00"/>
    </style:style>
    <style:style style:name="P357" style:parent-style-name="Standard" style:family="paragraph">
      <style:paragraph-properties fo:text-align="justify"/>
    </style:style>
    <style:style style:name="T358" style:parent-style-name="Fuentedepárrafopredeter." style:family="text">
      <style:text-properties fo:color="#0000FF"/>
    </style:style>
    <style:style style:name="T359" style:parent-style-name="Fuentedepárrafopredeter." style:family="text">
      <style:text-properties fo:color="#0000FF"/>
    </style:style>
    <style:style style:name="P360" style:parent-style-name="Standard" style:family="paragraph">
      <style:paragraph-properties fo:text-align="justify"/>
    </style:style>
    <style:style style:name="P361" style:parent-style-name="Standard" style:family="paragraph">
      <style:paragraph-properties fo:text-align="justify"/>
    </style:style>
    <style:style style:name="T362" style:parent-style-name="Fuentedepárrafopredeter." style:family="text">
      <style:text-properties fo:font-weight="bold" style:font-weight-asian="bold"/>
    </style:style>
    <style:style style:name="P363" style:parent-style-name="Standard" style:family="paragraph">
      <style:paragraph-properties fo:text-align="justify"/>
    </style:style>
    <style:style style:name="T364" style:parent-style-name="Fuentedepárrafopredeter." style:family="text">
      <style:text-properties fo:background-color="#FFFF00"/>
    </style:style>
    <style:style style:name="T365" style:parent-style-name="Fuentedepárrafopredeter." style:family="text">
      <style:text-properties fo:background-color="#FFFF00"/>
    </style:style>
  </office:automatic-styles>
  <office:body>
    <office:text text:use-soft-page-breaks="true">
      <text:p text:style-name="P1"><text:span text:style-name="T2">Desigualdades y acceso a derechos desde una perspectiva interseccional</text:span></text:p>
      <text:p text:style-name="Standard"><text:span text:style-name="T3">Estructura informe 1ra etapa</text:span></text:p>
      <text:p text:style-name="P4"/>
      <text:p text:style-name="Standard"><text:span text:style-name="T5">Índice</text:span></text:p>
      <text:list text:style-name="WWNum1">
        <text:list-item text:start-value="1">
          <text:p text:style-name="P6">Parte 1: Datos generales sobre el proyecto (texto del proyecto y otras consideraciones generales que nos parezcan<text:s/>oportunas)</text:p>
        </text:list-item>
        <text:list-item>
          <text:p text:style-name="P7">Parte 2: Consideraciones metodológicas de la etapa cuanti</text:p>
        </text:list-item>
        <text:list-item>
          <text:p text:style-name="P8">Parte 3: Características generales de los hogares de la ciudad de Córdoba</text:p>
        </text:list-item>
        <text:list-item>
          <text:p text:style-name="P9">Parte 4: Sobre trabajo en ingresos en los hogares de la ciudad de Córdoba</text:p>
        </text:list-item>
        <text:list-item>
          <text:p text:style-name="P10">Parte 5: Sobre salud en los hogares de la ciudad de Córdoba</text:p>
        </text:list-item>
        <text:list-item>
          <text:p text:style-name="P11">Parte 6: Sobre educación en los hogares de la ciudad de Córdoba</text:p>
        </text:list-item>
        <text:list-item>
          <text:p text:style-name="P12">Parte 7: Sobre conectividad, equipamiento y acceso a la información hogares de la ciudad de Córdoba</text:p>
        </text:list-item>
      </text:list>
      <text:p text:style-name="P13"/>
      <text:p text:style-name="Standard"><text:span text:style-name="T14">2. Parte 2: Consideraciones metodológicas de la etapa cuanti</text:span></text:p>
      <text:p text:style-name="Standard"/>
      <text:p text:style-name="P15"/>
      <text:p text:style-name="Standard"><text:span text:style-name="T16">4.<text:s/></text:span><text:span text:style-name="T17">Parte 4: Bloque sobre Trabajo e ingresos</text:span></text:p>
      <text:p text:style-name="Standard"><text:s/></text:p>
      <text:p text:style-name="P18"><text:span text:style-name="T19">1.</text:span><text:span text:style-name="T20"><text:s/></text:span><text:span text:style-name="T21"><text:tab/></text:span><text:span text:style-name="T22">Bloque sobre Trabajo e ingresos</text:span></text:p>
      <text:p text:style-name="Standard"><text:s/></text:p>
      <text:p text:style-name="Standard">Los datos de la<text:s/><text:span text:style-name="T23">Tabla 40</text:span><text:s text:c="2"/>arrojan altos porcentajes de concentración de los menores<text:s/><text:span text:style-name="T24">ingresos por hogar</text:span><text:s/>en los niveles bajo y medio bajo en un altísimo porcentaje: el 60,9 <text:s/>y 27,3 de los hogares tienen ingresos menores a 25.000 $; y entre 25.000 y 55.000 $ el 33,1 % y el 49,6 % respectivamente. <text:s/></text:p>
      <text:p text:style-name="Standard">Se podría suponer que las frecuencias más altas se ubicarían<text:s/>en una<text:s/>diagonal que fuera desde la parte superior derecha ( sectores bajos) a la parte inferior izquierda ( más de 200.000 $). Pero ello no es así, ya que las cifras no son contundentes en el otro extremo, lo que podría estar confirmando la tendencia de los sectores con más ingresos a no declararlos con precisión.</text:p>
      <text:p text:style-name="Standard">El mayor porcentaje de sectores alto, medio alto y medio se ubica en la respuesta entre 55.000 y 99.000 $</text:p>
      <text:p text:style-name="Standard"><text:s/></text:p>
      <text:p text:style-name="Standard">La<text:s/><text:span text:style-name="T25">Tabla 41</text:span><text:s/>nos permite verificar que la muestra expresa equilibradamente la cantidad de casos por cada sector de nivel socioeconómico</text:p>
      <text:p text:style-name="Standard"><text:s/></text:p>
      <text:p text:style-name="Standard">En la<text:s/><text:span text:style-name="T26">Tabla 42,</text:span><text:s/>referida a las<text:s/><text:span text:style-name="T27">fuentes de ingreso</text:span><text:s/>las mayores frecuencias ( entre 86,5 % y 70,1 %) <text:s/>se concentran en la opción “trabajo” en todos los niveles socio-económicos; le sigue la opción “jubilación y pensión” en segundo lugar (entre 31,6 <text:s/>%y 52,8%) correspondiendo el 31,6 % al NSE Bajo y el 35,3% al NSE Medio Bajo</text:p>
      <text:p text:style-name="Standard">En tercer lugar, manteniendo cifras de dos dígitos (26,3 y 23,6 %) los Sectores Bajo y Medio Bajo perciben ingresos de algún programa estatal; el resto de los NSE perciben algún tipo de ingreso de programas estatales pero en menor medida.</text:p>
      <text:p text:style-name="Standard">Se verifica que en todos los sectores la ayuda social o familiar en la percepción de ingresos está presente, si bien en porcentajes de un dígito; siendo en el sector Medio Bajo donde se concentran mayor cantidad de caso de esta<text:s/>fuente de ingresos ( único caso con dos dígitos y con 7 puntos por encima del inmediato anterior ( 6 % del sector Bajo)</text:p>
      <text:p text:style-name="Standard"><text:s/></text:p>
      <text:soft-page-break/>
      <text:p text:style-name="Standard">En la<text:s/><text:span text:style-name="T28">Tabla 93 <text:s/></text:span>sobre el<text:s/><text:span text:style-name="T29">tipo de prestaciones <text:s/>estatales</text:span><text:s/>que han sido<text:s/><text:span text:style-name="T30">una fuente de ingresos en los hogares</text:span>, se destaca la no recepción de ingresos provenientes del Estado <text:s/>(desde el 92,6% del NSE Alto al 54,3% del NSE Bajo). De quienes sí reciben este tipo de prestaciones, las frecuencias de dos dígitos están en la AUH (del 39,1% en el sector Bajo, el 21,1 % en el Medio Bajo y del 10 %<text:s/>en el sector Medio) lo que demuestra claramente el peso de esta política de corte universal.</text:p>
      <text:p text:style-name="Standard"><text:s/></text:p>
      <text:p text:style-name="Standard">En la<text:s/><text:span text:style-name="T31">Tabla 44<text:s/></text:span>relativa a la<text:s/><text:span text:style-name="T32">fuente de ingresos del principal aportante</text:span><text:s/>en el hogar, se repite la opción Trabajo formal como la predominante <text:s/>( del 57,9 % del NSE alto al 33,8 % del Bajo) y en segundo lugar la opción Jubilación/pensión ( del 39 % del NSE Medio Bajo al 18,8 % del Bajo), lo que nos reafirma el peso <text:s/>y la centralidad del trabajo ( en sus diversas modalidades) como dimensión central en la vida social.</text:p>
      <text:p text:style-name="Standard">Adentrándonos en las particularidades de los NSE, vemos que las frecuencias de dos dígitos se distribuyen en los NSE Bajos de la siguiente manera: 33,8% en trabajo formal, 28,6% en trabajo eventual ( changas), el 18,8 % en jubilación o pensión, el 13 % en Trabajo informal. Es de destacar que el 18,8% correspondiente a pensión o jubilación es el más bajo de las frecuencias de esta opción en relación al resto de los NSE.</text:p>
      <text:p text:style-name="Standard">El trabajo informal ( en negro) tiene frecuencias de dos dígitos sólo en el los NSE bajo y medio <text:s/>bajo.</text:p>
      <text:p text:style-name="Standard">La opción cobro de alquileres o renta es <text:s/>muy baja, aunque la más alta es en los sectores bajos y la opción empresa o negocio propio expresa su mayor<text:s/>frecuencia en los NSE alto ( 9,1 %), siguiéndole con un 7,5 % <text:s/>el sector Bajo.</text:p>
      <text:p text:style-name="Standard"><text:s/></text:p>
      <text:p text:style-name="Standard">Respecto a las<text:s/><text:span text:style-name="T33">características del trabajo del /la principal aportante al hogar</text:span><text:s/><text:span text:style-name="T34">(Tabla 46 )<text:s/></text:span>el trabajo de tiempo completo <text:s/>concentra las mayores frecuencias: la cifra más alta<text:s/>está <text:s/>en el NSE Medio ( 64,4 %); comparten un poco más del 50 % los NSE Alto, Medio Alto, y Bajo, expresándose la frecuencia menor en el sector Medio Bajo (36,4 %). En segundo lugar, se encuentra la opción Jubilación/pensión, manteniendo en términos generales las frencuencias ya comentadas en la tabla anterior.</text:p>
      <text:p text:style-name="Standard">Los trabajos de medio tiempo se concentran en valores de dos dígitos en NSE Alto, Medio Bajo y Bajo. Y en coherencia con la tabla anterior, el trabajo eventual sólo tiene dos dígitos en el NSE Bajo<text:s/>y 0 % en el Alto.</text:p>
      <text:p text:style-name="Standard"><text:span text:style-name="T35"><text:s/></text:span></text:p>
      <text:p text:style-name="Standard"><text:span text:style-name="T36"><text:s/></text:span></text:p>
      <text:p text:style-name="Standard"><text:span text:style-name="T37">Transformaciones que la pandemia provocó en ingresos y trabajos</text:span></text:p>
      <text:p text:style-name="Standard"><text:s/></text:p>
      <text:p text:style-name="Standard">Comparando las<text:s/><text:span text:style-name="T38">tablas 55 y 57</text:span><text:s/>se verifica que la <text:s/><text:span text:style-name="T39">pandemia impactó negativamente en los ingresos</text:span><text:s/>de los hogares de todos los NSE.</text:p>
      <text:p text:style-name="Standard"><text:s/></text:p>
      <text:p text:style-name="Standard">El mayor impacto negativo se<text:s/>verifica en el Bajo que percibe que la<text:s/><text:span text:style-name="T40">insuficiencia de sus ingresos<text:s/></text:span>se elevó <text:s/>en 61 puntos comparando su situación antes y después de la pandemia y en el sector Medio bajo en poco más de 51 puntos. El sector medio empeoró en 44 puntos, el medio alto en 16<text:s/>puntos y el Alto en 35.</text:p>
      <text:p text:style-name="Standard"><text:s/></text:p>
      <text:p text:style-name="Standard">Ello se verifica en la<text:s/><text:span text:style-name="T41">tabla 58,<text:s/></text:span>donde todos los NSE <text:s/>confirman que los<text:s/><text:span text:style-name="T42">ingresos del hogar disminuyeron significativamente por la pandemia,</text:span><text:s/>salvo el NSE Medio en donde si bien hay un 32 % que vió disminuídos sus ingresos, el mayor valor se presenta en la opción “ sin cambios, igual trabajo en un 47,1 %.</text:p>
      <text:soft-page-break/>
      <text:p text:style-name="Standard"><text:s/></text:p>
      <text:p text:style-name="Standard">En la<text:s/><text:span text:style-name="T43">Tabla 97,</text:span><text:s/>se pueden verificar las<text:s/><text:span text:style-name="T44">transformaciones del trabajo ocasionados por la pandemia</text:span>, resaltando que el 53 % del NSE Bajo “perdió el trabajo”, mientras que en el sector Alto, sólo le sucedió al 5%. La frecuencia más alta en los sectores Alto y <text:s/>Medio se ubica en “hicieron teletrabajo” con un 45,5% y 43, 8% respectivamente</text:p>
      <text:p text:style-name="Standard"><text:span text:style-name="T45"><text:s/></text:span></text:p>
      <text:p text:style-name="Standard">La<text:s/><text:span text:style-name="T46">Tabla 60 <text:s/></text:span>refiere <text:s/>a las<text:s/><text:span text:style-name="T47">percepciones de conformidad o disconformidad sobre el trabajo de mie</text:span><text:span text:style-name="T48">mbros del hogar antes de la pandemia</text:span>, donde se resaltan mayores frecuencias <text:s/>significativamente en la opción “conforme” en todos los NSE, sin mayores diferencias entre el sector Alto y el Bajo ( 75 % y 71,2 %). Si bien esto último resulta llamativo, se puede pensar que el acontecimiento crítico ( pandemia) puesto como referencia en la pregunta, diluye las percepciones sobre las experiencias negativas vividas con anterioridad o puede hablar de la aceptación/ naturalización de las condiciones de vida posibles. Puede ser un tema para profundizar en la etapa cualitativa.</text:p>
      <text:p text:style-name="Standard"><text:s/></text:p>
      <text:p text:style-name="Standard">Analizando las cifras de las otras opciones, antes de la pandemia la mayor conformidad se presenta en el NSE Alto ( 16,1 %) y la mayor disconformidad en el NSE Medio Alto ( 30.8%), lo que se podría vincular con que las percepciones de la desigualdades se construyen sobre la base de las experiencias de quienes se tienen más cerca en la escala socioeconómica.</text:p>
      <text:p text:style-name="Standard"><text:s/></text:p>
      <text:p text:style-name="Standard">El nivel más bajo de gran conformidad se registran en el NSE Bajo ( 6,1 %)</text:p>
      <text:p text:style-name="Standard"><text:s/></text:p>
      <text:p text:style-name="Standard">La<text:s/><text:span text:style-name="T49">Tabla<text:s/></text:span><text:span text:style-name="T50">62<text:s/></text:span>registra las<text:s/><text:span text:style-name="T51">percepciones sobre los cambios en el trabajo de miembros del hogar durante la pandemia</text:span>, resultando cifras equivalentes en el NSE Alto entre “igual” y “peor”, mientras que en los NSE Medio Alto, Medio Bajo y Bajo es significativo el aumento<text:s/>de la opción “peor”: en el Medio Alto hay un aumento de 12 puntos, en el Medio Bajo de 23 puntos y en el Bajo de 33 puntos. Sólo en el sector Medio la opción “igual” sigue siendo superior a la “peor” respecto a su valoración sobre el trabajo en la pandemia. Será posible que en el NSE Medio se encuentre la mayor parte de trabajadores en relación de dependencia del sector público?</text:p>
      <text:p text:style-name="Standard"><text:s/></text:p>
      <text:p text:style-name="Standard">Respecto al<text:s/><text:span text:style-name="T52">trabajo doméstico antes y durante la pandemia, la tabla 64<text:s/></text:span>arroja los siguientes resultados: en todos los NSE las frecuencias más altas se concentran en la opción “mucho más difícil que antes” en los sectores Bajo (60,3%), Alto ( 47,6% y Medio Bajo ( 41 %). Mientras que en los sectores Medio y Medio Alto, la frecuencia mayor es en la opción “algo más difícil que antes”<text:s/>(30,6 y 36 %). En relación con la tabla 62, nuevamente se destaca que el 45,5 % del NSE Medio contesta <text:s/>“igual que antes”</text:p>
      <text:p text:style-name="Standard"><text:s/></text:p>
      <text:p text:style-name="Standard">Respecto a las<text:s/><text:span text:style-name="T53">estrategias para enfrentar la reproducción cotidiana en contexto de pandemia, <text:s/></text:span>la<text:s/><text:span text:style-name="T54">Tabla 91</text:span><text:s/>registra si<text:s/><text:span text:style-name="T55">algún miembro<text:s/></text:span><text:span text:style-name="T56">del hogar percibió prestaciones estatales</text:span>, lo que arroja dos datos significativos: la ATP fue percibida en el mismo porcentaje en el NSE alto y medio bajo ( 9,9 y 9,8 %) y un poco menos ( 9,3 %) el NSE Bajo, lo que demuestra que no son sólo los sectores con mayor nivel de vulnerabilidad los que percibieron aportes <text:s/>del Estado para enfrentar la crisis. El otro dato a destacar es la importancia del IFE en los NSE Bajo (59,7 %) y Medio Bajo (31,7 %).</text:p>
      <text:p text:style-name="Standard">Finalmente, la llegada de políticas estatales para<text:s/>enfrentar la crisis llega casi al 60 % de los hogares del sector bajo y en un 31 % al sector medio bajo, resultando de todas maneras un<text:s/><text:soft-page-break/>porcentaje algo el que quedó fuera del acceso a esta prestación.</text:p>
      <text:p text:style-name="Standard"><text:s/></text:p>
      <text:p text:style-name="Standard">La<text:s/><text:span text:style-name="T57">Tabla 95<text:s/></text:span>permite<text:s/><text:span text:style-name="T58">ver la recurrencia a créditos y f</text:span><text:span text:style-name="T59">inanciación</text:span><text:s/>para enfrentar las dificultades económicas en contexto de pandemia, lo que permite verificar que la mayor vulnerabilidad se encuentra en el NSE Bajo, quien recurre en un 7,5 % a préstamos de entidad no reguladas mientras que el porcentaje más bajo <text:s/>de este sector se<text:s/>Encuentra<text:s/>en créditos bancarios ( 4,5%). <text:s/>Así mismo, los sectores Bajo y Medio Bajo mantienen cifras de dos dígitos en préstamos familiares, no así el resto de los NSE. La<text:s/>frecuencia<text:s/>más alta se encuentra en financiación por tarjeta<text:s/>de crédito en el sector Medio<text:s/>(20,7%)</text:p>
      <text:p text:style-name="Standard"><text:s/></text:p>
      <text:p text:style-name="Standard"><text:span text:style-name="T60"><text:s/>Respecto a<text:s/></text:span><text:span text:style-name="T61">estrategias centradas</text:span><text:span text:style-name="T62"><text:s/>en recurrencia a<text:s/></text:span><text:span text:style-name="T63">ayudas para</text:span><text:span text:style-name="T64"><text:s/>afrontar las dificultades en la pandemia</text:span>, reflejados en la<text:s/><text:span text:style-name="T65">Tabla<text:s/></text:span><text:span text:style-name="T66">98</text:span>, los<text:s/>mayores<text:span text:style-name="T67"><text:s text:c="2"/></text:span>porcentajes se concentran en “ninguna”, con la mayor frecuencia en<text:s/>NSE Alto <text:s/>( 90 %) y la menor frecuencia en el NSE Bajo ( 43.6%).</text:p>
      <text:p text:style-name="Standard"><text:s/></text:p>
      <text:p text:style-name="Standard">De quienes sí recurrieron en búsqueda de ayudas, las mayores frecuencias en todos los sectores se encuentran en “ayuda de familiares y amigos”: en los sectores Alto, Medio y Medio Alto se comparte un porcentaje de 7,4 %, mientras que en Medio bajo se recurrió en un 23,4 % y en Bajo a un 14,% a familiares y amigos.</text:p>
      <text:p text:style-name="Standard"><text:s/></text:p>
      <text:p text:style-name="Standard">En segundo lugar, el NSE Bajo recurre en una frecuencia de dos dígitos a comedores y merenderos barriales ( 14 %) <text:s/>y a la escuela ( 15,1%). El NSE Medio bajo recurre a comedores y merenderos en un 1,6 y a la escuela en 3,9 %. Las otras cifras son poco significativas, salvo el NSE Bajo que recurre en un 5,8 % a la Parroquia.</text:p>
      <text:p text:style-name="Standard"/>
      <text:p text:style-name="Standard"><text:s/></text:p>
      <text:p text:style-name="P68"/>
      <text:p text:style-name="P69"/>
      <text:p text:style-name="Standard"><text:span text:style-name="T70">5. Parte 5: Bloque sobre Salud</text:span></text:p>
      <text:p text:style-name="Standard"/>
      <text:p text:style-name="P71"><text:span text:style-name="T72">-Desigualdades situación previa a la pandemia: en la cobertura de atención de emergencia y de ambulancias, para afrontar los gastos en salud, por discriminación y por lejanía de los centros de atención</text:span></text:p>
      <text:p text:style-name="P73"><text:span text:style-name="T74">-Desigualdades en pandemia para atención de situacione</text:span><text:span text:style-name="T75">s no COVID: en la necesidad de atención y en el acceso.</text:span></text:p>
      <text:p text:style-name="P76"><text:span text:style-name="T77">-Desigualdades en pandemia para atención de síntomas Covid:<text:s/></text:span><text:span text:style-name="T78">acceder al seguimiento de los servicios médicos y acceder al testeo en caso de tener síntomas.</text:span></text:p>
      <text:p text:style-name="P79"><text:span text:style-name="T80">-Más hogares con casos de Covid en el NSE baj</text:span><text:span text:style-name="T81">o</text:span></text:p>
      <text:p text:style-name="P82"><text:span text:style-name="T83">-Desigualdades en los lugares de atención: NSE alto clínicas privadas y NSE bajo en dispensarios y hospitales públicos</text:span></text:p>
      <text:p text:style-name="P84"><text:span text:style-name="T85">3.1 ¿Cuántos miembros del hogar cuentan con cobertura de salud?</text:span></text:p>
      <text:p text:style-name="P86"><text:span text:style-name="T87">Tabla 48</text:span></text:p>
      <text:soft-page-break/>
      <text:p text:style-name="P88"><text:span text:style-name="T89">NSE bajo sin cobertura 50%. Este dato muestra la presión sobre</text:span><text:span text:style-name="T90"><text:s/>el sector público al que hay que sumarle también el 3,2 % de personas que tienen la cobertura PROFE que también son atendidos en el sistema público. Los datos del año 2012 a nivel nacional de la cobertura de salud son: OS + PAMI 60% Público 30% Prepago 10</text:span><text:span text:style-name="T91">%</text:span></text:p>
      <text:p text:style-name="P92"><text:span text:style-name="T93">3.2 Alguno de los integrantes del hogar tiene…</text:span></text:p>
      <text:p text:style-name="P94"><text:span text:style-name="T95">Cuando se especifica el tipo de cobertura son valores menores al 20% en todos los NSE, a excepción de la atención médica básica. La provisión de elementos de salud sexual y reproductiva es de menos del 13% e</text:span><text:span text:style-name="T96">n toda la población.</text:span></text:p>
      <text:p text:style-name="P97"><text:span text:style-name="T98">3.4 ¿Cuenta con un servicio médico de emergencia a domicilio?</text:span></text:p>
      <text:p text:style-name="P99"><text:span text:style-name="T100">Tabla 50</text:span></text:p>
      <text:p text:style-name="P101"><text:span text:style-name="T102">El 30,7% no cuenta con servicio de emergencia. Este número es casi el doble en el NSE bajo 62,4%.</text:span></text:p>
      <text:p text:style-name="P103"><text:span text:style-name="T104">3.5 En caso de urgencias, ¿puede acudir al servicio de ambulancias</text:span><text:span text:style-name="T105">?</text:span></text:p>
      <text:p text:style-name="P106"><text:span text:style-name="T107">Tabla 52</text:span></text:p>
      <text:p text:style-name="P108"><text:span text:style-name="T109">El 26, 4% de la población no cuenta con servicio de ambulancia. En el NSE alto no cuentan con este servicio el 11, 7 y en el NSE bajo el 56,4%</text:span></text:p>
      <text:p text:style-name="P110"><text:span text:style-name="T111">10.1 Cuando se presenta un problema de salud a Ud. o a un miembro de su familia, ¿acuden a?:</text:span></text:p>
      <text:p text:style-name="P112"><text:span text:style-name="T113">Tabla 30<text:s/></text:span><text:span text:style-name="T114">(descripción archivo 5.3)</text:span></text:p>
      <text:p text:style-name="P115"><text:span text:style-name="T116">Todos los NSE concurren al Hospital Público. En mayor medida el NSE bajo y medio bajo.</text:span></text:p>
      <text:p text:style-name="P117"><text:span text:style-name="T118">10.2 Nos podría indicar a qué distancia aproximada de su casa (en cuadras) se ubica el centro de salud que utiliza?</text:span></text:p>
      <text:p text:style-name="P119"><text:span text:style-name="T120">Tabla 26</text:span></text:p>
      <text:p text:style-name="P121"><text:span text:style-name="T122">Es posible observ</text:span><text:span text:style-name="T123">ar que en los territorios con más dificultades económicas hay más cercanía con el centro de salud. La distribución de los centros de salud municipales, en el marco de la organización del primer nivel de atención se lleva adelante con una racionalidad que p</text:span><text:span text:style-name="T124">rioriza el criterio de cercanía geográfica. Este criterio parece tenerse en cuenta en los niveles socio-económicos más bajos y no así en los más favorecidos.</text:span></text:p>
      <text:p text:style-name="P125"><text:span text:style-name="T126">10.3 Cuando necesita atención médica, Ud o su familia se dirigen a ese centro de salud:</text:span></text:p>
      <text:p text:style-name="P127"><text:span text:style-name="T128">Tabla 28</text:span></text:p>
      <text:p text:style-name="P129"><text:span text:style-name="T130">En transporte público con transbordo y sin transbordo y a pié, claramente el NSE bajo</text:span></text:p>
      <text:soft-page-break/>
      <text:p text:style-name="P131"><text:span text:style-name="T132">Los sectores más altos se desplazan en autos, los sectores más bajos a pié o en transporte público.</text:span></text:p>
      <text:p text:style-name="P133"><text:span text:style-name="T134">11.1 Previo a la Pandemia, ¿tuvo alguna de las siguientes dificultades</text:span><text:span text:style-name="T135"><text:s/>cuando necesito algún servicio de salud?</text:span></text:p>
      <text:p text:style-name="P136"><text:span text:style-name="T137">Tabla 100</text:span></text:p>
      <text:p text:style-name="P138"><text:span text:style-name="T139">NSE bajo tuvo más dificultades para afrontar los gastos de salud, sentirse discriminado a la hora de solicitar atención y vivir lejos de los centros de atención médica.</text:span></text:p>
      <text:p text:style-name="P140"><text:span text:style-name="T141">Todos los NSE<text:s/></text:span><text:span text:style-name="T142">manifiestan como dificultad el tiempo de espera excesivo para acceder a la consulta.</text:span></text:p>
      <text:p text:style-name="P143"><text:span text:style-name="T144">12.1 Durante la pandemia, ¿Ud o su familia tuvieron problemas de salud que demandaran atención médica?</text:span></text:p>
      <text:p text:style-name="P145"><text:span text:style-name="T146">Tabla 66</text:span></text:p>
      <text:p text:style-name="P147"><text:span text:style-name="T148">Mayor necesidad de atención médica en la pandemia del NSE b</text:span><text:span text:style-name="T149">ajo.</text:span><text:span text:style-name="T150"><text:s/>Es probable la interacción de la situación Covid con otras patologías. Los centros de salud del primer nivel de atención están diseñados para atender el 80% de la patología. Además se distribuye la leche, se lleva adelante el programa de vacunación, e</text:span><text:span text:style-name="T151">tc.</text:span></text:p>
      <text:p text:style-name="P152"><text:span text:style-name="T153">La provincia destinó todos los recursos a la terapia intensiva y a los contratos de contingencia Covid.</text:span></text:p>
      <text:p text:style-name="P154"><text:span text:style-name="T155">12.2. Y en ese contexto, ¿tuvieron dificultades para acceder a los servicios de salud?</text:span></text:p>
      <text:p text:style-name="P156"><text:span text:style-name="T157">Tabla 68</text:span></text:p>
      <text:p text:style-name="P158"><text:span text:style-name="T159">Mayor dificultad nivel bajo y medio bajo</text:span></text:p>
      <text:p text:style-name="P160"><text:span text:style-name="T161">12.3 Voy a<text:s/></text:span><text:span text:style-name="T162">leerle algunas dificultades que podrían haber aparecido al momento de buscar atención médica, y le voy a pedir que me señale todas aquellas que hayan vivido en su núcleo familiar durante el año pasado</text:span></text:p>
      <text:p text:style-name="P163"><text:span text:style-name="T164">Tabla 102</text:span></text:p>
      <text:p text:style-name="P165"><text:span text:style-name="T166">NSE bajo tuvo mayor dificultad para acceder a</text:span><text:span text:style-name="T167">l seguimiento de los servicios médicos y acceder al testeo en caso de tener síntomas.</text:span></text:p>
      <text:p text:style-name="P168"><text:span text:style-name="T169">El 8,7 % manifiesta haber tenido problemas para aislar en el hogar a las personas contagiadas</text:span></text:p>
      <text:p text:style-name="P170"><text:span text:style-name="T171">¿Quién le parece que es el responsable de esta situación?</text:span></text:p>
      <text:p text:style-name="P172"><text:span text:style-name="T173">Tabla 70</text:span></text:p>
      <text:p text:style-name="P174"><text:span text:style-name="T175">Atribució</text:span><text:span text:style-name="T176">n al gobierno provincial y sus hospitales en el NSE más bajo y un poco a<text:s/></text:span><text:soft-page-break/><text:span text:style-name="T177">cada uno en casi todos los NSE.</text:span></text:p>
      <text:p text:style-name="P178"><text:span text:style-name="T179">12.4 ¿Algún integrante de su familia tuvo COVID 19?</text:span></text:p>
      <text:p text:style-name="P180"><text:span text:style-name="T181">Tabla 72</text:span></text:p>
      <text:p text:style-name="P182"><text:span text:style-name="T183">17 % de los hogares tuvo COVID, 21% en NSE bajo</text:span></text:p>
      <text:p text:style-name="P184"><text:span text:style-name="T185">En todo el mundo, los barrios pobres han s</text:span><text:span text:style-name="T186">ufrido más muertes y contagios de COVID-19 que en los ricos.</text:span></text:p>
      <text:p text:style-name="P187"><text:span text:style-name="T188">La declaración de personas que tuvieron covid me parece muy alta. Para la ciudad, la prevalencia reportada es de menos de 8%, contando los 109877 que indica la Municipalidad para el 6/5, ¿hay raz</text:span><text:span text:style-name="T189">ones para creer que haya subregistro?.</text:span></text:p>
      <text:p text:style-name="P190"><text:span text:style-name="T191">Es posible que haya subregistro. Tenemos algunas ideas:</text:span></text:p>
      <text:p text:style-name="P192"><text:span text:style-name="T193">1. si bien el Covid es una enfermedad de denuncia obligatoria hay entidades privadas que no reportan</text:span></text:p>
      <text:p text:style-name="P194"><text:span text:style-name="T195">2. la provincia tiene serios deficit en el registro de<text:s/></text:span><text:span text:style-name="T196">las enfermedades en general. Puede ser que lo mismo se repita con el Covid</text:span></text:p>
      <text:p text:style-name="P197"><text:span text:style-name="T198">3. no preguntamos si tenían pcr positivo, sólo si habían tenido Covid. <text:s/></text:span></text:p>
      <text:p text:style-name="P199"><text:span text:style-name="T200">4.algunas organizaciones han planteado que las personas no se hacen los estudios de Covid por temor a quedar</text:span><text:span text:style-name="T201"><text:s/>estigmatizados “</text:span><text:span text:style-name="T202">un tema relevante fue la estigmatización de las y los residentes de los barrios estudiados por su etnia y clase social; los prejuicios y la discriminación se incrementaron en el contexto de miedo e incertidumbre generado, y se ha infligido</text:span><text:span text:style-name="T203"><text:s/>violencia a ciudadanas y ciudadanos subalternizados”.</text:span></text:p>
      <text:p text:style-name="P204"><text:span text:style-name="T205">5. algunas personas no se hacen los estudios de Covid porque no pueden sostener el aislamiento y dejar de trabajar</text:span></text:p>
      <text:p text:style-name="P206"><text:span text:style-name="T207">6. me quedo pensando si la diferencia podría ser mayor. Porque nosotros preguntamos si</text:span><text:span text:style-name="T208"><text:s/>había habido algún caso de Covid, puede haber habido más de uno.</text:span></text:p>
      <text:p text:style-name="P209"/>
      <text:p text:style-name="P210"><text:span text:style-name="T211">12.5 Ante los síntomas de enfermedad, ¿adónde se atendieron</text:span></text:p>
      <text:p text:style-name="P212"><text:span text:style-name="T213">Tabla 74</text:span></text:p>
      <text:p text:style-name="P214"><text:span text:style-name="T215">El 16,3% afirma no haberse atendido en ningún lado ante síntomas COVID. Este porcentaje crece tanto en el NSE alto como</text:span><text:span text:style-name="T216"><text:s/>en el bajo a más del 30%. El NSE bajo se atendió en el dispensario barrial, en el hospital público y en clínica privada. Mientras que el NSE alto se atendió fundamentalmente en la clínica privada.</text:span></text:p>
      <text:p text:style-name="P217"><text:span text:style-name="T218">13.1 ¿Considera que tuvo que tuvo información suficiente s</text:span><text:span text:style-name="T219">obre los programas y servicios de salud durante la cuarentena?</text:span></text:p>
      <text:p text:style-name="P220"><text:span text:style-name="T221">Tabla 87</text:span></text:p>
      <text:soft-page-break/>
      <text:p text:style-name="P222"><text:span text:style-name="T223">Un poco más del 30% dice que tuvo poca o nada de información. No encuentro diferencias entre NSE</text:span></text:p>
      <text:p text:style-name="P224"><text:span text:style-name="T225">13.2 ¿Nos podría decir de qué manera obtuvo ese tipo de información?</text:span></text:p>
      <text:p text:style-name="P226"><text:span text:style-name="T227">Medios y redes pri</text:span><text:span text:style-name="T228">ncipal fuente de información. Las instituciones de salud no parecen ser una fuente relevante.</text:span></text:p>
      <text:p text:style-name="P229"><text:span text:style-name="T230">Para seguir pensando</text:span></text:p>
      <text:p text:style-name="P231"><text:span text:style-name="T232">-Sobrecarga del sistema público de salud y medidas que tomó el Ministerio de Salud</text:span></text:p>
      <text:p text:style-name="P233"><text:span text:style-name="T234">-Lógica de la cercanía geográfica vs. Centros de salud cov</text:span><text:span text:style-name="T235">id</text:span></text:p>
      <text:p text:style-name="P236"><text:span text:style-name="T237">-</text:span><text:span text:style-name="T238"><text:s/>En todo el mundo, los barrios pobres han sufrido más muertes y contagios de COVID-19 que en los ricos.</text:span></text:p>
      <text:p text:style-name="P239"><text:span text:style-name="T240">-Estudiar los hogares con Covid, especialmente el 21% de NSE bajo ¿Sindemia?</text:span></text:p>
      <text:p text:style-name="Standard"/>
      <text:p text:style-name="Standard"><text:span text:style-name="T241">6. Parte 6: Bloque sobre Educación</text:span></text:p>
      <text:p text:style-name="P242"/>
      <text:p text:style-name="P243"><text:span text:style-name="T244">Datos sobre condiciones de<text:s/></text:span><text:span text:style-name="T245">vida de los hogares en relación a la Educación</text:span></text:p>
      <text:p text:style-name="P246">-<text:span text:style-name="T247"><text:s text:c="10"/></text:span></text:p>
      <text:p text:style-name="P248">En relación al acceso al sistema universitario, cerca del 90% de los hogares pertenecientes a los sectores altos, cuenta con un integrante de la familia que actualmente cursa una carrera superior. Esta cifra desciende en todos los demás niveles<text:s/>socioeconómicos, siendo el porcentaje más bajo (32%) en los sectores pobres.<text:s/><text:span text:style-name="T249">Es destacable que en casi el 50% de los hogares hay personas con acceso al nivel terciario o universitario</text:span></text:p>
      <text:p text:style-name="P250"><text:s/></text:p>
      <text:p text:style-name="P251">-<text:span text:style-name="T252"><text:s text:c="10"/></text:span>Un dato llamativo, es que en los sectores medios altos, la<text:s/>mayoría de los hogares encuestados están conformados por familias donde registran la menor proporción de personas cursando algunos de los niveles educativos (sólo el 30% cursa el secundario, el 34% el primario, el 17% el jardín). Característica demográfica<text:s/>de los hogares???</text:p>
      <text:p text:style-name="P253"><text:s/></text:p>
      <text:p text:style-name="P254">-<text:span text:style-name="T255"><text:s text:c="10"/></text:span>No se registraron diferencias significativas entre los sectores socioeconómicos en cuanto a la distancia que mantienen respecto al establecimiento educativo al que asisten las familias.</text:p>
      <text:p text:style-name="P256"><text:s/></text:p>
      <text:p text:style-name="P257">-<text:span text:style-name="T258"><text:s text:c="10"/></text:span>En cuanto a la disponibilidad de equipamiento tecnológico en los hogares, se distingue que en los sectores altos, 6 de cada 10 hogares cuentan con PC, mientras que en los sectores bajos, 2 de cada 10 tienen. Del mismo modo, el 85% de los hogares altos tienen notebook en su hogar,<text:s/>en cambio sólo un 13% de los hogares pobres cuenta con este recurso. Otra diferencia significativa, se da en la disponibilidad de impresora en su hogar, en los primeros un 70% cuenta con este equipamiento, y en los sectores medio bajo y bajo, sólo un 18% y<text:s/>10% respectivamente. Por lo que se deduce, que, en la gran mayoría de los hogares pertenecientes a los sectores bajos y medio bajos, la continuidad educativa se garantizó mediante un dispositivo celular. Sin embargo, al ponderar la cantidad de celulares por persona en el hogar, en promedio en los hogares pobres (sector bajo y medio bajo) existen 0.8 aparatos celulares x persona, por lo que se puede llegar a interpretar que en algunos casos el uso del celular durante la pandemia ha sido un recurso compartido por más de un integrante del hogar. Contrariamente, en los sectores altos, en la mayoría de los hogares hay más de un celular por persona (siendo el promedio 1.07 x<text:s/><text:soft-page-break/>persona).</text:p>
      <text:p text:style-name="P259"><text:s/></text:p>
      <text:p text:style-name="P260"><text:s/></text:p>
      <text:p text:style-name="P261"><text:span text:style-name="T262">Datos relacionados con el acceso a la educación durante la pandemia</text:span></text:p>
      <text:p text:style-name="P263">La vinculación permanente con la continuidad educativa alcanza al 62% de los hogares en pre escolar, al 71% en primario, al 60,3% en secundario. Sin embargo, se observa en todos los niveles educativos un claro contraste. Por un lado, en los sectores altos en promedio 8 de cada 10 hogares tuvieron una vinculación permanente con la institución educativa, mientras que esta cifra en los sectores bajos en la mayoría de los casos desciende a la mitad. El nivel educativo donde se da más pronunciadamente este contraste, es el nivel inicial. En este sentido, la mayor proporción de los hogares mencionan que el vínculo con la institución educativa a través de la virtualidad fue de manera intermitente, este dato se concentra principalmente en los sectores bajos y medios bajos.</text:p>
      <text:p text:style-name="P264">El nivel educativo en el que la vinculación permanente con la escuela concentra mayores porcentajes es en el primario, aunque una vez más, este porcentaje es más importante en los niveles con ingresos más altos</text:p>
      <text:p text:style-name="P265">En relación a las dificultades que se le presentaron para sostener la escolarización en entorno virtuales, los hogares con ingresos más bajos son los que presentan mayores porcentajes en todas las dificultades: la falta de conectividad o la insuficiencia de la misma se presentó en más de la mitad de<text:s/>los hogares pertenecientes a los sectores bajos (55%), mientras que esta dificultad en los demás sectores representa menos del 20% de los hogares encuestados. Del mismo modo, la falta de dispositivos tecnológicos o el desconocimiento para operar con estos<text:s/>dispositivos fue otra de las principales dificultades de los hogares bajos o medio bajos (el 35% y 22% respectivamente). En particular, la dificultad para el pago de las cuotas es una caracterización que alcanza a los sectores medios bajo y medio alto con<text:s/>mayor incidencia.</text:p>
      <text:p text:style-name="P266">No hay diferencias sustanciales entre los hogares cuyos integrantes van a colegios privados y públicos respecto de estas dificultades, excepto en la de conectividad que concentra mayores porcentajes entre quienes recurren a establecimientos públicos y le falta de tiempo para acompañar tareas entre quienes van a colegios privados. Y por supuesto, el pago de cuotas es mucho más alto entre quienes van asisten a instituciones privadas.</text:p>
      <text:p text:style-name="P267"><text:s/></text:p>
      <text:p text:style-name="P268"><text:span text:style-name="T269">Datos que faltarían incluir</text:span>:</text:p>
      <text:p text:style-name="P270">-<text:span text:style-name="T271"><text:s text:c="10"/></text:span>Conectividad en los hogares</text:p>
      <text:p text:style-name="P272">-<text:span text:style-name="T273"><text:s text:c="10"/></text:span>Adquirieron nuevos dispositivos tecnológicos en la pandemia</text:p>
      <text:p text:style-name="P274">-<text:span text:style-name="T275"><text:s text:c="10"/></text:span>Sector del nivel educativo al que asisten (público – privado)</text:p>
      <text:p text:style-name="P276">-<text:span text:style-name="T277"><text:s text:c="10"/></text:span>Modalidad en que se dio el vínculo educativo en la virtualidad</text:p>
      <text:p text:style-name="P278">-<text:span text:style-name="T279"><text:s text:c="10"/></text:span>Cantidad de personas que están cursando niveles educativos</text:p>
      <text:p text:style-name="P280">-<text:span text:style-name="T281"><text:s text:c="10"/></text:span>Cantidad de personas de 3 a 18 años que no cursan nivel educativo</text:p>
      <text:p text:style-name="P282"><text:s/></text:p>
      <text:p text:style-name="P283"><text:span text:style-name="T284">Posibles cruces</text:span>:</text:p>
      <text:p text:style-name="P285">-<text:span text:style-name="T286"><text:s text:c="10"/></text:span>Sector público / privado según NSE</text:p>
      <text:p text:style-name="P287">-<text:span text:style-name="T288"><text:s text:c="10"/></text:span>Sector público / privado según niveles educativos</text:p>
      <text:p text:style-name="P289">-<text:span text:style-name="T290"><text:s text:c="10"/></text:span>Cantidad de ambientes según NSE</text:p>
      <text:p text:style-name="P291">-<text:span text:style-name="T292"><text:s text:c="10"/></text:span>Cantidad de ambientes con cantidad de personas cursando niveles educativos</text:p>
      <text:p text:style-name="Standard"><text:span text:style-name="T293">- <text:s text:c="5"/>Sector Público / privado y continuidad educativa</text:span></text:p>
      <text:p text:style-name="P294"/>
      <text:p text:style-name="P295"/>
      <text:p text:style-name="P296"><text:span text:style-name="T297">7. Parte 7: Sobre Acceso a conectividad e información pública</text:span></text:p>
      <text:p text:style-name="P298"/>
      <text:p text:style-name="P299"><text:span text:style-name="T300">Falta t</text:span><text:span text:style-name="T301">abla de pregunta 4.1 y 4.2 del cuestionario telefónico.</text:span></text:p>
      <text:p text:style-name="P302"><text:span text:style-name="T303">¿se puede calcular cuántos tipos de dispositivos hay en los hogares de cada nivel SE? Por ej: si tienen PC + notebook + celu.</text:span></text:p>
      <text:p text:style-name="P304"/>
      <text:soft-page-break/>
      <text:p text:style-name="P305"><text:span text:style-name="T306">Tabla 22 Dispositivos tecnológicos en el hogar</text:span></text:p>
      <text:p text:style-name="P307">A medida que suben los niveles de ingreso del hogar, hay más hogares con acceso a PC (en el nivel más alto llega al 61,2% mientras que en el más bajo sólo alcanza al 21,1%), a notebooks (mientras que en el nivel más alto alcanza al 85%, en el más bajo sólo alcanza al 13,5%), de las<text:s/>tablets o Ipads (que en los niveles más altos alcanza el 38,3% mientras que en el más bajó sólo alcanza al 8,3% de los hogares).</text:p>
      <text:p text:style-name="P308">En relación a los Smart TV, el acceso de los hogares presenta características diferentes: los porcentajes más altos se concentran en el nivel medio (el 84,3 % de los hogares cuenta con al menos uno), y luego en los extremos, es decir, en los niveles alto (76,9) y bajo (60,2).</text:p>
      <text:p text:style-name="P309">El <text:s/>acceso a las computadoras de Conectar Igualdad presenta particularidades significativas. Los hogares<text:s/>de los sectores medio y medio bajo son quienes presentan porcentajes más altos con este dispositivo (13,2% y 12,2%), seguido de un 10% de los hogares de sector alto. Por debajo de esas cifras, con el 9% de los hogares, se ubican los sectores de ingresos bajos.</text:p>
      <text:p text:style-name="P310">El contar con una impresora es un equipamiento relevante tanto para el desarrollo de actividades de teletrabajo como para la realización de tareas escolares.. De acuerdo a este estudio, sólo el 9,8% de los hogares de sector bajo cuenta con este dispositivo, mientras que el 70,2% del sector alto sí lo tiene. En el sector medio bajo sólo el 17,9 de los hogares cuenta con impresora, mientras en el sector medio cuentan con este dispositivo el 47,1 de los hogares. En el sector medio alto cuentan con impresora el 38,5 de los hogares.</text:p>
      <text:p text:style-name="P311"/>
      <text:p text:style-name="P312"><text:span text:style-name="T313"><office:annotation office:name="0" xml:id="609470270"><dc:creator>Susana Morales</dc:creator><dc:date>2021-05-19T19:25:00</dc:date><text:p text:style-name="Normal"><text:span text:style-name="T314">hay que ver en qué orden va esto, porque ya hablamos antes de la cuestión educativa que incluye cuestiones de conectividad. Tal vez, y como propusimos en el proyecto, sería pertinente incorporarlo en la descripción de los h</text:span><text:span text:style-name="T315">ogares?</text:span></text:p></office:annotation>Tabla</text:span><office:annotation-end office:name="0"/><text:span text:style-name="T316"><text:s/>23 tipo de conexión a internet</text:span></text:p>
      <text:p text:style-name="P317">El 75% de los hogares de la ciudad de Córdoba cuenta con acceso a internet mediante cableado, el 15% accede a la red sólo a través del uso de datos y el 8,6 no tiene ningún tipo de conexión a internet en el hogar.</text:p>
      <text:p text:style-name="P318">En cuanto al tipo de conectividad se expresan diferencias significativas de acuerdo al NSE.</text:p>
      <text:p text:style-name="P319">Mientras en los sectores altos el 95% de los hogares cuenta con acceso mediante cableado, sólo el 45,9 de los sectores bajos cuenta con este tipo de conexión. En<text:s/>los hogares de sector medio bajo este tipo de conexión asciende al 65,8% y en el medio y medio alto se ubica por encima del 80% (86,8 y 83,8 respectivamente).</text:p>
      <text:p text:style-name="P320">El acceso a internet sólo mediante el uso de datos se dá principalmente en el sector bajo (40,6%), seguido muy de lejos por el sector medio bajo, con el 19,6% de los hogares y con el 6% en los hogares de sector medio y medio alto. En el sector alto el acceso sólo a través de datos representa menos de un dígito.</text:p>
      <text:p text:style-name="P321">La combinación de acceso mediante datos y wifi compartido tiene presencia significativa sólo en el sector medio bajo, con el 4,15 de los hogares.<text:s/><text:span text:style-name="T322">Acá tendremos bastante para decir respecto de las calidades y costos de estos servicios y su incidencia en la desigualdad.</text:span></text:p>
      <text:p text:style-name="P323"/>
      <text:p text:style-name="P324">De acuerdo a los datos de la<text:s/><text:span text:style-name="T325">Tabla 95: Adquisición de nuevos paquetes o mejora en la conectividad a Internet en el último año según NSE</text:span>, puede verse que no hubo cambios relevantes en ningún sector. Esto, sin embargo, acentúa esta desigualdad preexistente que vemos en la (tabla 23), que agudiza su importancia en un contexto donde la conectividad es fundamental para el acceso a otros derechos. Como se muestra en la tabla 84, la falta de conectividad fue la principal dificultad para sostener la continuidad educativa durante la pandemia en el sector bajo (55% de los hogares). es decir, que mientras en los NSE altos quizás no fue necesario mejorar la conectividad porque el servicio con el que se contaba fue suficiente (cableado), los sectores bajos quizás no pudieron mejorarlo aunque fuese necesario en tanto los costos de instalación de un servicio de internet por cable son mayores.<text:s/><text:span text:style-name="T326">Acá trabajar el costo del dato en celular, que es más alto.</text:span></text:p>
      <text:p text:style-name="P327"/>
      <text:p text:style-name="P328"><text:span text:style-name="T329">Tabla 25 promedio de celulares en hogares</text:span></text:p>
      <text:p text:style-name="Standard">El promedio de celulares por persona en los<text:s/>hogares, disminuye junto con los niveles de ingreso: mientras que en el sector alto hay más celulares que integrantes del grupo familiar (1,07 celulares por persona), en todos los otros sectores socioeconómicos hay menos dispositivos que personas en el hogar y este porcentaje disminuye junto con los niveles de ingreso.</text:p>
      <text:p text:style-name="Standard"/>
      <text:p text:style-name="P330"><text:span text:style-name="T331"><office:annotation office:name="1" xml:id="609470271"><dc:creator>Susana Morales</dc:creator><dc:date>2021-05-19T19:20:00</dc:date><text:p text:style-name="Normal"><text:span text:style-name="T332">esto está repetido</text:span></text:p></office:annotation>Tabla</text:span><office:annotation-end office:name="1"/><text:span text:style-name="T333"><text:s/>84: Dificultades para sostener la continuidad educativa durante la virtualidad</text:span></text:p>
      <text:p text:style-name="P334">La falta de conectividad, la insuficiencia de dispositivos y el conocimiento escaso<text:s/>sobre el funcionamiento de los mismos impactó en la continuidad educativa en todos los sectores, pero de maneras muy diferentes según el sector social.</text:p>
      <text:p text:style-name="P335">En el sector bajo la falta de conectividad fue la principal dificultad para sostener la<text:s/>continuidad educativa durante la pandemia (55% de los hogares), seguida por la insuficiencia de dispositivos (36,1%) y el desconocimiento en el manejo de los mismos (32,3%), superando estas razones a todas las demás planteadas, como la falta de espacios, o<text:s/>el tiempo de adultos para apoyos, entre otras. El problema de falta de conectividad en este sector es marcadamente superior al resto de los sectores sociales, y también lo es la insuficiencia de dispositivos y la falta de conocimiento sobre los mismos.</text:p>
      <text:p text:style-name="P336">En<text:s/>este sector se registran los porcentajes más altos para todas las dificultades consultades, menos para el pago de la cuota, que registra porcentajes mayores para el sector medio bajo y medio alto. Es decir, los sectores bajos son lo que tienen las mayores<text:s/>dificultades para sostener la continuidad educativa durante la virtualidad.</text:p>
      <text:p text:style-name="P337">En el sector medio bajo la insuficiencia en cantidad de dispositivos y la falta de conocimiento sobre los mismos también son la segunda y tercera dificultad reconocidas para sostener la continuidad educativa durante la virtualidad (23,6% y 22%), y esas razones son superadas sólo por la falta de adultos para el apoyo.</text:p>
      <text:p text:style-name="P338">En el sector medio, la falta de conectividad y la insuficiencia en dispositivos aparecen en primer lugar y con el mismo porcentaje ambas razones (11,6%), y en mismo porcentaje que la falta de adultos para el apoyo.</text:p>
      <text:p text:style-name="P339">En el sector medio alto, en cambio, la falta de conectividad y la insuficiencia de dispositivos aparecen mencionadas en tercer lugar (12,8%), y después de la<text:s/>falta de espacios y la dificultad para el pago de cuotas.</text:p>
      <text:p text:style-name="P340">Por último, en el sector alto la mayor dificultad reconocida es la falta de tiempo de adultos para el apoyo (14%), seguida por la insuficiencia de dispositivos (14%) y luego la falta de espacios (13,2). recordemos que, sin embargo, es este sector el que cuenta con mayor equipamiento tecnológico en el hogar y mayor cantidad de espacio en los hogares. Esto evidencia cómo las percepciones de las dificultades se establecen sin ningún parámetro de comparación con la experiencia de otros sectores sociales.<text:s/><text:span text:style-name="T341">La noción de desigualdad y su carácter relacional es clave para aportar una mirada más completa y compleja de las sociedades en las que vivimos. Una parte del cuali podría ir por ahí, por el lado de reco</text:span><text:span text:style-name="T342">nocimiento de valores, expectativas, creencias en torno a la desigualdad y el acceso a derechos. Al mismo tiempo, el acceso a derechos por parte de algunos sectores no debiera ser juzgado como negativo o como un privilegio, no? Ahí hay bibliografía interes</text:span><text:span text:style-name="T343">ante para trabajar por ejemplo de Dubet.</text:span></text:p>
      <text:p text:style-name="P344"/>
      <text:p text:style-name="P345"><text:span text:style-name="T346">Tabla 87: Información sobre los programas y servicios de salud durante la cuarentena</text:span></text:p>
      <text:p text:style-name="P347">El 63% de los hogares encuestados afirma que tuvo mucha información sobre los programas<text:s/><text:soft-page-break/>y servicios de salud durante la cuarentena. En todos los sectores el porcentaje es mayor al 56%, por lo que no se evidencian percepciones diferentes en torno a esto según el NSE.</text:p>
      <text:p text:style-name="P348">El 30 y el 40% de los hogares encuestados considera que la información recibida fue poca, sin diferencias significativas según NSE.</text:p>
      <text:p text:style-name="P349">mientras tanto, el 6% de los hogares manifestaron no contar con nada de información, siendo el caso extremo el del sector bajo, con un total 10% de hogares donde se considera que no se tuvo ninguna información.<text:s/><text:span text:style-name="T350">Cuál es efectivamente la inform</text:span><text:span text:style-name="T351">ación con la que se cuenta es algo a profundizar en el cuali (temas, fuentes, etc.)</text:span></text:p>
      <text:p text:style-name="P352"/>
      <text:p text:style-name="P353"><text:span text:style-name="T354">Tabla 89 Información durante la pandemia</text:span></text:p>
      <text:p text:style-name="P355"><text:span text:style-name="T356">(a qué pregunta corresponde?)</text:span></text:p>
      <text:p text:style-name="P357"><text:span text:style-name="T358">Cuál es efectivamente la información con la que se cuenta es algo a profundizar en el cuali (temas,<text:s/></text:span><text:span text:style-name="T359">fuentes, etc.)</text:span></text:p>
      <text:p text:style-name="P360"/>
      <text:p text:style-name="P361"><text:span text:style-name="T362">Tabla 104: Fuentes de información sobre medidas educativas según NSE</text:span></text:p>
      <text:p text:style-name="P363"/>
      <text:p text:style-name="Standard">En los hogares de Córdoba, la principal fuente de información sobre medidas educativas fueron los docentes y las autoridades de las instituciones educativas (33,9%), seguido por los medios masivos (radio, televisión) 25,4% y las redes sociales (19,7%). Luego se ubican familiares, amigos y vecinos (11,5%) y al final las conferencias de prensa de autoridades (9,5%)<text:s/><text:span text:style-name="T364">(podían marcar más de una respuesta?: no, preguntamos por la</text:span><text:span text:style-name="T365"><text:s/>principal)</text:span></text:p>
      <text:p text:style-name="Standard">Este orden se mantiene en todos los NSE, aunque con algunas diferencias. Mientras en el sector alto el 42,3 se informó a través de las instituciones educativas, en el sector bajo sólo sólo lo hizo por esa fuente el 27,4%. El 40% del alto lo hizo mediante instituciones educativas, el sector medio todo por encima del 30% y sólo el bajo por debajo del 30%.</text:p>
      <text:p text:style-name="Standard">El sector medio alto concentra los mayores porcentajes de información mediante medios masivos (33,7%) y redes sociales (26,7%).</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ítulo3" style:display-name="Título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ítulo5" style:display-name="Título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ítulo6" style:display-name="Título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Fuentedepárrafopredeter." style:display-name="Fuente de párrafo predeter."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ítulo" style:display-name="Subtítulo"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Textocomentario" style:display-name="Texto comentario" style:family="paragraph" style:parent-style-name="Normal">
      <style:text-properties style:font-name-complex="Mangal" fo:font-size="10pt" style:font-size-asian="10pt" style:font-size-complex="9pt" fo:hyphenate="false"/>
    </style:style>
    <style:style style:name="TextocomentarioCar" style:display-name="Texto comentario Car" style:family="text" style:parent-style-name="Fuentedepárrafopredeter.">
      <style:text-properties style:font-name-complex="Mangal" fo:font-size="10pt" style:font-size-asian="10pt" style:font-size-complex="9pt"/>
    </style:style>
    <style:style style:name="Ref.decomentario" style:display-name="Ref. de comentario" style:family="text" style:parent-style-name="Fuentedepárrafopredeter.">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eb</dc:creator>
    <meta:creation-date>2021-05-22T21:09:00Z</meta:creation-date>
    <dc:date>2021-05-22T21:15:00Z</dc:date>
    <meta:template xlink:href="Normal.dotm" xlink:type="simple"/>
    <meta:editing-cycles>2</meta:editing-cycles>
    <meta:editing-duration>PT360S</meta:editing-duration>
    <meta:document-statistic meta:page-count="12" meta:paragraph-count="65" meta:word-count="5049" meta:character-count="32754" meta:row-count="231" meta:non-whitespace-character-count="27770"/>
  </office:meta>
</office:document-meta>
</file>